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2.348cm" svg:height="12.57cm" svg:x="24.894cm" svg:y="78.219cm">
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4762" calcext:value-type="float">
            <text:p>0.144762</text:p>
          </table:table-cell>
          <table:table-cell table:number-columns-repeated="2" office:value-type="float" office:value="0.314286" calcext:value-type="float">
            <text:p>0.314286</text:p>
          </table:table-cell>
          <table:table-cell office:value-type="float" office:value="0.319365" calcext:value-type="float">
            <text:p>0.31936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6032" calcext:value-type="float">
            <text:p>0.346032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405079" calcext:value-type="float">
            <text:p>0.405079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319619" calcext:value-type="float">
            <text:p>0.319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0.254603" calcext:value-type="float">
            <text:p>0.254603</text:p>
          </table:table-cell>
          <table:table-cell table:number-columns-repeated="2" office:value-type="float" office:value="0.314286" calcext:value-type="float">
            <text:p>0.314286</text:p>
          </table:table-cell>
          <table:table-cell office:value-type="float" office:value="0.326349" calcext:value-type="float">
            <text:p>0.3263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603" calcext:value-type="float">
            <text:p>0.334603</text:p>
          </table:table-cell>
          <table:table-cell table:number-columns-repeated="3" office:value-type="float" office:value="0.352381" calcext:value-type="float">
            <text:p>0.352381</text:p>
          </table:table-cell>
          <table:table-cell office:value-type="float" office:value="0.566984" calcext:value-type="float">
            <text:p>0.56698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50159" calcext:value-type="float">
            <text:p>0.350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619" calcext:value-type="float">
            <text:p>0.27619</text:p>
          </table:table-cell>
          <table:table-cell office:value-type="float" office:value="0.311746" calcext:value-type="float">
            <text:p>0.311746</text:p>
          </table:table-cell>
          <table:table-cell table:number-columns-repeated="2" office:value-type="float" office:value="0.314286" calcext:value-type="float">
            <text:p>0.314286</text:p>
          </table:table-cell>
          <table:table-cell office:value-type="float" office:value="0.329524" calcext:value-type="float">
            <text:p>0.3295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9683" calcext:value-type="float">
            <text:p>0.339683</text:p>
          </table:table-cell>
          <table:table-cell table:number-columns-repeated="2" office:value-type="float" office:value="0.352381" calcext:value-type="float">
            <text:p>0.352381</text:p>
          </table:table-cell>
          <table:table-cell office:value-type="float" office:value="0.468571" calcext:value-type="float">
            <text:p>0.468571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7854" calcext:value-type="float">
            <text:p>0.37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2063" calcext:value-type="float">
            <text:p>0.292063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254" calcext:value-type="float">
            <text:p>0.3225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448254" calcext:value-type="float">
            <text:p>0.448254</text:p>
          </table:table-cell>
          <table:table-cell office:value-type="float" office:value="0.652698" calcext:value-type="float">
            <text:p>0.652698</text:p>
          </table:table-cell>
          <table:table-cell office:value-type="float" office:value="0.680635" calcext:value-type="float">
            <text:p>0.680635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407302" calcext:value-type="float">
            <text:p>0.407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9841" calcext:value-type="float">
            <text:p>0.26984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8254" calcext:value-type="float">
            <text:p>0.3282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366349" calcext:value-type="float">
            <text:p>0.366349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66032" calcext:value-type="float">
            <text:p>0.666032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425333" calcext:value-type="float">
            <text:p>0.425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307302" calcext:value-type="float">
            <text:p>0.307302</text:p>
          </table:table-cell>
          <table:table-cell office:value-type="float" office:value="0.323175" calcext:value-type="float">
            <text:p>0.32317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9206" calcext:value-type="float">
            <text:p>0.349206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540952" calcext:value-type="float">
            <text:p>0.540952</text:p>
          </table:table-cell>
          <table:table-cell office:value-type="float" office:value="0.640635" calcext:value-type="float">
            <text:p>0.640635</text:p>
          </table:table-cell>
          <table:table-cell office:value-type="float" office:value="0.678095" calcext:value-type="float">
            <text:p>0.67809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456508" calcext:value-type="float">
            <text:p>0.456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287619" calcext:value-type="float">
            <text:p>0.28761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429206" calcext:value-type="float">
            <text:p>0.429206</text:p>
          </table:table-cell>
          <table:table-cell office:value-type="float" office:value="0.573333" calcext:value-type="float">
            <text:p>0.573333</text:p>
          </table:table-cell>
          <table:table-cell office:value-type="float" office:value="0.653968" calcext:value-type="float">
            <text:p>0.653968</text:p>
          </table:table-cell>
          <table:table-cell office:value-type="float" office:value="0.68254" calcext:value-type="float">
            <text:p>0.68254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467302" calcext:value-type="float">
            <text:p>0.467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76825" calcext:value-type="float">
            <text:p>0.27682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4603" calcext:value-type="float">
            <text:p>0.334603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356825" calcext:value-type="float">
            <text:p>0.356825</text:p>
          </table:table-cell>
          <table:table-cell office:value-type="float" office:value="0.479365" calcext:value-type="float">
            <text:p>0.479365</text:p>
          </table:table-cell>
          <table:table-cell office:value-type="float" office:value="0.623492" calcext:value-type="float">
            <text:p>0.623492</text:p>
          </table:table-cell>
          <table:table-cell office:value-type="float" office:value="0.680635" calcext:value-type="float">
            <text:p>0.68063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445651" calcext:value-type="float">
            <text:p>0.445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18095" calcext:value-type="float">
            <text:p>0.31809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7778" calcext:value-type="float">
            <text:p>0.337778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80635" calcext:value-type="float">
            <text:p>0.680635</text:p>
          </table:table-cell>
          <table:table-cell office:value-type="float" office:value="0.688254" calcext:value-type="float">
            <text:p>0.688254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445397" calcext:value-type="float">
            <text:p>0.445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300317" calcext:value-type="float">
            <text:p>0.300317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6032" calcext:value-type="float">
            <text:p>0.346032</text:p>
          </table:table-cell>
          <table:table-cell office:value-type="float" office:value="0.393016" calcext:value-type="float">
            <text:p>0.393016</text:p>
          </table:table-cell>
          <table:table-cell office:value-type="float" office:value="0.567619" calcext:value-type="float">
            <text:p>0.567619</text:p>
          </table:table-cell>
          <table:table-cell office:value-type="float" office:value="0.660952" calcext:value-type="float">
            <text:p>0.660952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0794" calcext:value-type="float">
            <text:p>0.690794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464444" calcext:value-type="float">
            <text:p>0.46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0.310476" calcext:value-type="float">
            <text:p>0.310476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46032" calcext:value-type="float">
            <text:p>0.346032</text:p>
          </table:table-cell>
          <table:table-cell office:value-type="float" office:value="0.433016" calcext:value-type="float">
            <text:p>0.433016</text:p>
          </table:table-cell>
          <table:table-cell office:value-type="float" office:value="0.612698" calcext:value-type="float">
            <text:p>0.612698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474984" calcext:value-type="float">
            <text:p>0.4749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87619" calcext:value-type="float">
            <text:p>0.28761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366984" calcext:value-type="float">
            <text:p>0.366984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627937" calcext:value-type="float">
            <text:p>0.627937</text:p>
          </table:table-cell>
          <table:table-cell office:value-type="float" office:value="0.68127" calcext:value-type="float">
            <text:p>0.6812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5873" calcext:value-type="float">
            <text:p>0.69587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482349" calcext:value-type="float">
            <text:p>0.482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254" calcext:value-type="float">
            <text:p>0.3225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0317" calcext:value-type="float">
            <text:p>0.340317</text:p>
          </table:table-cell>
          <table:table-cell office:value-type="float" office:value="0.372698" calcext:value-type="float">
            <text:p>0.372698</text:p>
          </table:table-cell>
          <table:table-cell office:value-type="float" office:value="0.488254" calcext:value-type="float">
            <text:p>0.488254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5873" calcext:value-type="float">
            <text:p>0.69587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485968" calcext:value-type="float">
            <text:p>0.485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8254" calcext:value-type="float">
            <text:p>0.3282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8413" calcext:value-type="float">
            <text:p>0.338413</text:p>
          </table:table-cell>
          <table:table-cell office:value-type="float" office:value="0.360635" calcext:value-type="float">
            <text:p>0.360635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605714" calcext:value-type="float">
            <text:p>0.605714</text:p>
          </table:table-cell>
          <table:table-cell office:value-type="float" office:value="0.674921" calcext:value-type="float">
            <text:p>0.674921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17778" calcext:value-type="float">
            <text:p>0.51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3175" calcext:value-type="float">
            <text:p>0.3231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2222" calcext:value-type="float">
            <text:p>0.342222</text:p>
          </table:table-cell>
          <table:table-cell office:value-type="float" office:value="0.418413" calcext:value-type="float">
            <text:p>0.418413</text:p>
          </table:table-cell>
          <table:table-cell office:value-type="float" office:value="0.591111" calcext:value-type="float">
            <text:p>0.591111</text:p>
          </table:table-cell>
          <table:table-cell office:value-type="float" office:value="0.659683" calcext:value-type="float">
            <text:p>0.659683</text:p>
          </table:table-cell>
          <table:table-cell office:value-type="float" office:value="0.681905" calcext:value-type="float">
            <text:p>0.68190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41968" calcext:value-type="float">
            <text:p>0.541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305397" calcext:value-type="float">
            <text:p>0.30539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7302" calcext:value-type="float">
            <text:p>0.347302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601905" calcext:value-type="float">
            <text:p>0.601905</text:p>
          </table:table-cell>
          <table:table-cell office:value-type="float" office:value="0.658413" calcext:value-type="float">
            <text:p>0.658413</text:p>
          </table:table-cell>
          <table:table-cell office:value-type="float" office:value="0.68127" calcext:value-type="float">
            <text:p>0.68127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5873" calcext:value-type="float">
            <text:p>0.69587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42984" calcext:value-type="float">
            <text:p>0.542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6349" calcext:value-type="float">
            <text:p>0.3263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377143" calcext:value-type="float">
            <text:p>0.377143</text:p>
          </table:table-cell>
          <table:table-cell office:value-type="float" office:value="0.573968" calcext:value-type="float">
            <text:p>0.573968</text:p>
          </table:table-cell>
          <table:table-cell office:value-type="float" office:value="0.64381" calcext:value-type="float">
            <text:p>0.64381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32889" calcext:value-type="float">
            <text:p>0.5328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0159" calcext:value-type="float">
            <text:p>0.3301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8571" calcext:value-type="float">
            <text:p>0.348571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598095" calcext:value-type="float">
            <text:p>0.598095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75556" calcext:value-type="float">
            <text:p>0.675556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43111" calcext:value-type="float">
            <text:p>0.543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25079" calcext:value-type="float">
            <text:p>0.32507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9841" calcext:value-type="float">
            <text:p>0.349841</text:p>
          </table:table-cell>
          <table:table-cell office:value-type="float" office:value="0.466032" calcext:value-type="float">
            <text:p>0.466032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71746" calcext:value-type="float">
            <text:p>0.671746</text:p>
          </table:table-cell>
          <table:table-cell office:value-type="float" office:value="0.683175" calcext:value-type="float">
            <text:p>0.683175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44825" calcext:value-type="float">
            <text:p>0.5448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26349" calcext:value-type="float">
            <text:p>0.3263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7937" calcext:value-type="float">
            <text:p>0.347937</text:p>
          </table:table-cell>
          <table:table-cell office:value-type="float" office:value="0.424127" calcext:value-type="float">
            <text:p>0.424127</text:p>
          </table:table-cell>
          <table:table-cell office:value-type="float" office:value="0.554921" calcext:value-type="float">
            <text:p>0.554921</text:p>
          </table:table-cell>
          <table:table-cell office:value-type="float" office:value="0.63873" calcext:value-type="float">
            <text:p>0.63873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685079" calcext:value-type="float">
            <text:p>0.685079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03492" calcext:value-type="float">
            <text:p>0.703492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537397" calcext:value-type="float">
            <text:p>0.537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29524" calcext:value-type="float">
            <text:p>0.329524</text:p>
          </table:table-cell>
          <table:table-cell office:value-type="float" office:value="0.334603" calcext:value-type="float">
            <text:p>0.334603</text:p>
          </table:table-cell>
          <table:table-cell office:value-type="float" office:value="0.382222" calcext:value-type="float">
            <text:p>0.382222</text:p>
          </table:table-cell>
          <table:table-cell office:value-type="float" office:value="0.530794" calcext:value-type="float">
            <text:p>0.53079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7302" calcext:value-type="float">
            <text:p>0.667302</text:p>
          </table:table-cell>
          <table:table-cell office:value-type="float" office:value="0.680635" calcext:value-type="float">
            <text:p>0.68063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564254" calcext:value-type="float">
            <text:p>0.5642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0794" calcext:value-type="float">
            <text:p>0.33079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7937" calcext:value-type="float">
            <text:p>0.347937</text:p>
          </table:table-cell>
          <table:table-cell office:value-type="float" office:value="0.455238" calcext:value-type="float">
            <text:p>0.455238</text:p>
          </table:table-cell>
          <table:table-cell office:value-type="float" office:value="0.6" calcext:value-type="float">
            <text:p>0.6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678095" calcext:value-type="float">
            <text:p>0.67809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32698" calcext:value-type="float">
            <text:p>0.732698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551429" calcext:value-type="float">
            <text:p>0.551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2063" calcext:value-type="float">
            <text:p>0.33206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0794" calcext:value-type="float">
            <text:p>0.370794</text:p>
          </table:table-cell>
          <table:table-cell office:value-type="float" office:value="0.511746" calcext:value-type="float">
            <text:p>0.511746</text:p>
          </table:table-cell>
          <table:table-cell office:value-type="float" office:value="0.619683" calcext:value-type="float">
            <text:p>0.619683</text:p>
          </table:table-cell>
          <table:table-cell office:value-type="float" office:value="0.660317" calcext:value-type="float">
            <text:p>0.66031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683175" calcext:value-type="float">
            <text:p>0.683175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53016" calcext:value-type="float">
            <text:p>0.753016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562603" calcext:value-type="float">
            <text:p>0.56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8571" calcext:value-type="float">
            <text:p>0.028571</text:p>
          </table:table-cell>
          <table:table-cell office:value-type="float" office:value="0.297143" calcext:value-type="float">
            <text:p>0.297143</text:p>
          </table:table-cell>
          <table:table-cell office:value-type="float" office:value="0.336508" calcext:value-type="float">
            <text:p>0.336508</text:p>
          </table:table-cell>
          <table:table-cell office:value-type="float" office:value="0.386032" calcext:value-type="float">
            <text:p>0.386032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64381" calcext:value-type="float">
            <text:p>0.64381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67873" calcext:value-type="float">
            <text:p>0.67873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63175" calcext:value-type="float">
            <text:p>0.7631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573079" calcext:value-type="float">
            <text:p>0.573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0794" calcext:value-type="float">
            <text:p>0.330794</text:p>
          </table:table-cell>
          <table:table-cell office:value-type="float" office:value="0.337778" calcext:value-type="float">
            <text:p>0.337778</text:p>
          </table:table-cell>
          <table:table-cell office:value-type="float" office:value="0.412063" calcext:value-type="float">
            <text:p>0.412063</text:p>
          </table:table-cell>
          <table:table-cell office:value-type="float" office:value="0.582222" calcext:value-type="float">
            <text:p>0.582222</text:p>
          </table:table-cell>
          <table:table-cell office:value-type="float" office:value="0.63873" calcext:value-type="float">
            <text:p>0.63873</text:p>
          </table:table-cell>
          <table:table-cell office:value-type="float" office:value="0.666032" calcext:value-type="float">
            <text:p>0.666032</text:p>
          </table:table-cell>
          <table:table-cell office:value-type="float" office:value="0.67873" calcext:value-type="float">
            <text:p>0.67873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577968" calcext:value-type="float">
            <text:p>0.577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1429" calcext:value-type="float">
            <text:p>0.331429</text:p>
          </table:table-cell>
          <table:table-cell office:value-type="float" office:value="0.335873" calcext:value-type="float">
            <text:p>0.335873</text:p>
          </table:table-cell>
          <table:table-cell office:value-type="float" office:value="0.421587" calcext:value-type="float">
            <text:p>0.421587</text:p>
          </table:table-cell>
          <table:table-cell office:value-type="float" office:value="0.604444" calcext:value-type="float">
            <text:p>0.604444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78095" calcext:value-type="float">
            <text:p>0.67809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581714" calcext:value-type="float">
            <text:p>0.5817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331429" calcext:value-type="float">
            <text:p>0.331429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399365" calcext:value-type="float">
            <text:p>0.399365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659683" calcext:value-type="float">
            <text:p>0.659683</text:p>
          </table:table-cell>
          <table:table-cell office:value-type="float" office:value="0.673016" calcext:value-type="float">
            <text:p>0.673016</text:p>
          </table:table-cell>
          <table:table-cell office:value-type="float" office:value="0.681905" calcext:value-type="float">
            <text:p>0.68190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87302" calcext:value-type="float">
            <text:p>0.78730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82794" calcext:value-type="float">
            <text:p>0.5827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332063" calcext:value-type="float">
            <text:p>0.332063</text:p>
          </table:table-cell>
          <table:table-cell office:value-type="float" office:value="0.356825" calcext:value-type="float">
            <text:p>0.356825</text:p>
          </table:table-cell>
          <table:table-cell office:value-type="float" office:value="0.459048" calcext:value-type="float">
            <text:p>0.459048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96063" calcext:value-type="float">
            <text:p>0.5960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346032" calcext:value-type="float">
            <text:p>0.346032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621587" calcext:value-type="float">
            <text:p>0.621587</text:p>
          </table:table-cell>
          <table:table-cell office:value-type="float" office:value="0.672381" calcext:value-type="float">
            <text:p>0.672381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27302" calcext:value-type="float">
            <text:p>0.82730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97651" calcext:value-type="float">
            <text:p>0.597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33016" calcext:value-type="float">
            <text:p>0.433016</text:p>
          </table:table-cell>
          <table:table-cell office:value-type="float" office:value="0.587302" calcext:value-type="float">
            <text:p>0.587302</text:p>
          </table:table-cell>
          <table:table-cell office:value-type="float" office:value="0.665397" calcext:value-type="float">
            <text:p>0.665397</text:p>
          </table:table-cell>
          <table:table-cell office:value-type="float" office:value="0.685079" calcext:value-type="float">
            <text:p>0.685079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824762" calcext:value-type="float">
            <text:p>0.82476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592889" calcext:value-type="float">
            <text:p>0.592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75873" calcext:value-type="float">
            <text:p>0.375873</text:p>
          </table:table-cell>
          <table:table-cell office:value-type="float" office:value="0.513016" calcext:value-type="float">
            <text:p>0.513016</text:p>
          </table:table-cell>
          <table:table-cell office:value-type="float" office:value="0.641905" calcext:value-type="float">
            <text:p>0.641905</text:p>
          </table:table-cell>
          <table:table-cell office:value-type="float" office:value="0.67619" calcext:value-type="float">
            <text:p>0.67619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607873" calcext:value-type="float">
            <text:p>0.607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70794" calcext:value-type="float">
            <text:p>0.370794</text:p>
          </table:table-cell>
          <table:table-cell office:value-type="float" office:value="0.488254" calcext:value-type="float">
            <text:p>0.488254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0.674921" calcext:value-type="float">
            <text:p>0.674921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607048" calcext:value-type="float">
            <text:p>0.6070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603" calcext:value-type="float">
            <text:p>0.334603</text:p>
          </table:table-cell>
          <table:table-cell office:value-type="float" office:value="0.374603" calcext:value-type="float">
            <text:p>0.374603</text:p>
          </table:table-cell>
          <table:table-cell office:value-type="float" office:value="0.473651" calcext:value-type="float">
            <text:p>0.473651</text:p>
          </table:table-cell>
          <table:table-cell office:value-type="float" office:value="0.617778" calcext:value-type="float">
            <text:p>0.617778</text:p>
          </table:table-cell>
          <table:table-cell office:value-type="float" office:value="0.674286" calcext:value-type="float">
            <text:p>0.674286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4254" calcext:value-type="float">
            <text:p>0.8425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606032" calcext:value-type="float">
            <text:p>0.6060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56825" calcext:value-type="float">
            <text:p>0.356825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572698" calcext:value-type="float">
            <text:p>0.572698</text:p>
          </table:table-cell>
          <table:table-cell office:value-type="float" office:value="0.664762" calcext:value-type="float">
            <text:p>0.664762</text:p>
          </table:table-cell>
          <table:table-cell office:value-type="float" office:value="0.681905" calcext:value-type="float">
            <text:p>0.68190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95048" calcext:value-type="float">
            <text:p>0.595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50476" calcext:value-type="float">
            <text:p>0.350476</text:p>
          </table:table-cell>
          <table:table-cell office:value-type="float" office:value="0.443175" calcext:value-type="float">
            <text:p>0.443175</text:p>
          </table:table-cell>
          <table:table-cell office:value-type="float" office:value="0.621587" calcext:value-type="float">
            <text:p>0.621587</text:p>
          </table:table-cell>
          <table:table-cell office:value-type="float" office:value="0.674286" calcext:value-type="float">
            <text:p>0.674286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79365" calcext:value-type="float">
            <text:p>0.8793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604508" calcext:value-type="float">
            <text:p>0.6045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873" calcext:value-type="float">
            <text:p>0.335873</text:p>
          </table:table-cell>
          <table:table-cell office:value-type="float" office:value="0.36127" calcext:value-type="float">
            <text:p>0.36127</text:p>
          </table:table-cell>
          <table:table-cell office:value-type="float" office:value="0.530794" calcext:value-type="float">
            <text:p>0.530794</text:p>
          </table:table-cell>
          <table:table-cell office:value-type="float" office:value="0.662222" calcext:value-type="float">
            <text:p>0.662222</text:p>
          </table:table-cell>
          <table:table-cell office:value-type="float" office:value="0.680635" calcext:value-type="float">
            <text:p>0.680635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621079" calcext:value-type="float">
            <text:p>0.6210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2063" calcext:value-type="float">
            <text:p>0.332063</text:p>
          </table:table-cell>
          <table:table-cell office:value-type="float" office:value="0.410794" calcext:value-type="float">
            <text:p>0.410794</text:p>
          </table:table-cell>
          <table:table-cell office:value-type="float" office:value="0.624762" calcext:value-type="float">
            <text:p>0.624762</text:p>
          </table:table-cell>
          <table:table-cell office:value-type="float" office:value="0.669206" calcext:value-type="float">
            <text:p>0.669206</text:p>
          </table:table-cell>
          <table:table-cell office:value-type="float" office:value="0.68381" calcext:value-type="float">
            <text:p>0.68381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07302" calcext:value-type="float">
            <text:p>0.707302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640254" calcext:value-type="float">
            <text:p>0.640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1111" calcext:value-type="float">
            <text:p>0.351111</text:p>
          </table:table-cell>
          <table:table-cell office:value-type="float" office:value="0.573333" calcext:value-type="float">
            <text:p>0.573333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685079" calcext:value-type="float">
            <text:p>0.685079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04444" calcext:value-type="float">
            <text:p>0.804444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6444" calcext:value-type="float">
            <text:p>0.676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746" calcext:value-type="float">
            <text:p>0.35746</text:p>
          </table:table-cell>
          <table:table-cell office:value-type="float" office:value="0.591746" calcext:value-type="float">
            <text:p>0.591746</text:p>
          </table:table-cell>
          <table:table-cell office:value-type="float" office:value="0.666032" calcext:value-type="float">
            <text:p>0.666032</text:p>
          </table:table-cell>
          <table:table-cell office:value-type="float" office:value="0.684444" calcext:value-type="float">
            <text:p>0.684444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49841" calcext:value-type="float">
            <text:p>0.749841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2698" calcext:value-type="float">
            <text:p>0.6726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586032" calcext:value-type="float">
            <text:p>0.586032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679365" calcext:value-type="float">
            <text:p>0.679365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935873" calcext:value-type="float">
            <text:p>0.93587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0095" calcext:value-type="float">
            <text:p>0.670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9365" calcext:value-type="float">
            <text:p>0.359365</text:p>
          </table:table-cell>
          <table:table-cell office:value-type="float" office:value="0.612063" calcext:value-type="float">
            <text:p>0.612063</text:p>
          </table:table-cell>
          <table:table-cell office:value-type="float" office:value="0.661587" calcext:value-type="float">
            <text:p>0.661587</text:p>
          </table:table-cell>
          <table:table-cell office:value-type="float" office:value="0.68127" calcext:value-type="float">
            <text:p>0.68127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68889" calcext:value-type="float">
            <text:p>0.768889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76635" calcext:value-type="float">
            <text:p>0.6766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469841" calcext:value-type="float">
            <text:p>0.469841</text:p>
          </table:table-cell>
          <table:table-cell office:value-type="float" office:value="0.641905" calcext:value-type="float">
            <text:p>0.641905</text:p>
          </table:table-cell>
          <table:table-cell office:value-type="float" office:value="0.665397" calcext:value-type="float">
            <text:p>0.665397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09206" calcext:value-type="float">
            <text:p>0.709206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48571" calcext:value-type="float">
            <text:p>0.648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40317" calcext:value-type="float">
            <text:p>0.340317</text:p>
          </table:table-cell>
          <table:table-cell office:value-type="float" office:value="0.526349" calcext:value-type="float">
            <text:p>0.526349</text:p>
          </table:table-cell>
          <table:table-cell office:value-type="float" office:value="0.646984" calcext:value-type="float">
            <text:p>0.646984</text:p>
          </table:table-cell>
          <table:table-cell office:value-type="float" office:value="0.665397" calcext:value-type="float">
            <text:p>0.665397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01905" calcext:value-type="float">
            <text:p>0.801905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66159" calcext:value-type="float">
            <text:p>0.6661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420317" calcext:value-type="float">
            <text:p>0.420317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48889" calcext:value-type="float">
            <text:p>0.648889</text:p>
          </table:table-cell>
          <table:table-cell office:value-type="float" office:value="0.678095" calcext:value-type="float">
            <text:p>0.67809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690159" calcext:value-type="float">
            <text:p>0.690159</text:p>
          </table:table-cell>
          <table:table-cell office:value-type="float" office:value="0.867302" calcext:value-type="float">
            <text:p>0.86730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4286" calcext:value-type="float">
            <text:p>0.6942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653968" calcext:value-type="float">
            <text:p>0.653968</text:p>
          </table:table-cell>
          <table:table-cell office:value-type="float" office:value="0.681905" calcext:value-type="float">
            <text:p>0.681905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1238" calcext:value-type="float">
            <text:p>0.691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410159" calcext:value-type="float">
            <text:p>0.410159</text:p>
          </table:table-cell>
          <table:table-cell office:value-type="float" office:value="0.636825" calcext:value-type="float">
            <text:p>0.636825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683175" calcext:value-type="float">
            <text:p>0.68317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8222" calcext:value-type="float">
            <text:p>0.698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75873" calcext:value-type="float">
            <text:p>0.375873</text:p>
          </table:table-cell>
          <table:table-cell office:value-type="float" office:value="0.618413" calcext:value-type="float">
            <text:p>0.618413</text:p>
          </table:table-cell>
          <table:table-cell office:value-type="float" office:value="0.655238" calcext:value-type="float">
            <text:p>0.655238</text:p>
          </table:table-cell>
          <table:table-cell office:value-type="float" office:value="0.683175" calcext:value-type="float">
            <text:p>0.68317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686349" calcext:value-type="float">
            <text:p>0.686349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87683" calcext:value-type="float">
            <text:p>0.6876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08889" calcext:value-type="float">
            <text:p>0.408889</text:p>
          </table:table-cell>
          <table:table-cell office:value-type="float" office:value="0.622857" calcext:value-type="float">
            <text:p>0.622857</text:p>
          </table:table-cell>
          <table:table-cell office:value-type="float" office:value="0.652063" calcext:value-type="float">
            <text:p>0.652063</text:p>
          </table:table-cell>
          <table:table-cell office:value-type="float" office:value="0.680635" calcext:value-type="float">
            <text:p>0.68063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852063" calcext:value-type="float">
            <text:p>0.852063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0984" calcext:value-type="float">
            <text:p>0.6909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83175" calcext:value-type="float">
            <text:p>0.483175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60317" calcext:value-type="float">
            <text:p>0.660317</text:p>
          </table:table-cell>
          <table:table-cell office:value-type="float" office:value="0.683175" calcext:value-type="float">
            <text:p>0.68317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20635" calcext:value-type="float">
            <text:p>0.720635</text:p>
          </table:table-cell>
          <table:table-cell office:value-type="float" office:value="0.897778" calcext:value-type="float">
            <text:p>0.89777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9079" calcext:value-type="float">
            <text:p>0.7090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534603" calcext:value-type="float">
            <text:p>0.53460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67937" calcext:value-type="float">
            <text:p>0.667937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690159" calcext:value-type="float">
            <text:p>0.690159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6603" calcext:value-type="float">
            <text:p>0.7066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454603" calcext:value-type="float">
            <text:p>0.454603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68381" calcext:value-type="float">
            <text:p>0.68381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86349" calcext:value-type="float">
            <text:p>0.686349</text:p>
          </table:table-cell>
          <table:table-cell office:value-type="float" office:value="0.740317" calcext:value-type="float">
            <text:p>0.740317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44127" calcext:value-type="float">
            <text:p>0.94412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7238" calcext:value-type="float">
            <text:p>0.707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60317" calcext:value-type="float">
            <text:p>0.460317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57778" calcext:value-type="float">
            <text:p>0.657778</text:p>
          </table:table-cell>
          <table:table-cell office:value-type="float" office:value="0.681905" calcext:value-type="float">
            <text:p>0.681905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935873" calcext:value-type="float">
            <text:p>0.93587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86984" calcext:value-type="float">
            <text:p>0.686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502857" calcext:value-type="float">
            <text:p>0.502857</text:p>
          </table:table-cell>
          <table:table-cell office:value-type="float" office:value="0.645714" calcext:value-type="float">
            <text:p>0.645714</text:p>
          </table:table-cell>
          <table:table-cell office:value-type="float" office:value="0.669206" calcext:value-type="float">
            <text:p>0.669206</text:p>
          </table:table-cell>
          <table:table-cell table:number-columns-repeated="4" office:value-type="float" office:value="0.685714" calcext:value-type="float">
            <text:p>0.685714</text:p>
          </table:table-cell>
          <table:table-cell office:value-type="float" office:value="0.704127" calcext:value-type="float">
            <text:p>0.704127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96952" calcext:value-type="float">
            <text:p>0.6969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91746" calcext:value-type="float">
            <text:p>0.391746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652698" calcext:value-type="float">
            <text:p>0.652698</text:p>
          </table:table-cell>
          <table:table-cell office:value-type="float" office:value="0.678095" calcext:value-type="float">
            <text:p>0.67809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1873" calcext:value-type="float">
            <text:p>0.71873</text:p>
          </table:table-cell>
          <table:table-cell office:value-type="float" office:value="0.805079" calcext:value-type="float">
            <text:p>0.805079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684762" calcext:value-type="float">
            <text:p>0.6847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07619" calcext:value-type="float">
            <text:p>0.407619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01587" calcext:value-type="float">
            <text:p>0.701587</text:p>
          </table:table-cell>
          <table:table-cell office:value-type="float" office:value="0.780317" calcext:value-type="float">
            <text:p>0.780317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03873" calcext:value-type="float">
            <text:p>0.7038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67302" calcext:value-type="float">
            <text:p>0.467302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72381" calcext:value-type="float">
            <text:p>0.672381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15556" calcext:value-type="float">
            <text:p>0.715556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22603" calcext:value-type="float">
            <text:p>0.7226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6984" calcext:value-type="float">
            <text:p>0.486984</text:p>
          </table:table-cell>
          <table:table-cell office:value-type="float" office:value="0.650794" calcext:value-type="float">
            <text:p>0.650794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27238" calcext:value-type="float">
            <text:p>0.7272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458413" calcext:value-type="float">
            <text:p>0.458413</text:p>
          </table:table-cell>
          <table:table-cell office:value-type="float" office:value="0.646984" calcext:value-type="float">
            <text:p>0.646984</text:p>
          </table:table-cell>
          <table:table-cell office:value-type="float" office:value="0.679365" calcext:value-type="float">
            <text:p>0.67936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7778" calcext:value-type="float">
            <text:p>0.697778</text:p>
          </table:table-cell>
          <table:table-cell office:value-type="float" office:value="0.772698" calcext:value-type="float">
            <text:p>0.772698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0.92127" calcext:value-type="float">
            <text:p>0.92127</text:p>
          </table:table-cell>
          <table:table-cell office:value-type="float" office:value="0.947302" calcext:value-type="float">
            <text:p>0.94730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5556" calcext:value-type="float">
            <text:p>0.7355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652698" calcext:value-type="float">
            <text:p>0.652698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732063" calcext:value-type="float">
            <text:p>0.732063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7302" calcext:value-type="float">
            <text:p>0.94730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50286" calcext:value-type="float">
            <text:p>0.7502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541587" calcext:value-type="float">
            <text:p>0.541587</text:p>
          </table:table-cell>
          <table:table-cell office:value-type="float" office:value="0.669841" calcext:value-type="float">
            <text:p>0.669841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2698" calcext:value-type="float">
            <text:p>0.692698</text:p>
          </table:table-cell>
          <table:table-cell office:value-type="float" office:value="0.729524" calcext:value-type="float">
            <text:p>0.729524</text:p>
          </table:table-cell>
          <table:table-cell office:value-type="float" office:value="0.791746" calcext:value-type="float">
            <text:p>0.791746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53524" calcext:value-type="float">
            <text:p>0.7535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4762" calcext:value-type="float">
            <text:p>0.424762</text:p>
          </table:table-cell>
          <table:table-cell office:value-type="float" office:value="0.671746" calcext:value-type="float">
            <text:p>0.671746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6508" calcext:value-type="float">
            <text:p>0.696508</text:p>
          </table:table-cell>
          <table:table-cell office:value-type="float" office:value="0.728889" calcext:value-type="float">
            <text:p>0.728889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42667" calcext:value-type="float">
            <text:p>0.742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654603" calcext:value-type="float">
            <text:p>0.654603</text:p>
          </table:table-cell>
          <table:table-cell office:value-type="float" office:value="0.68381" calcext:value-type="float">
            <text:p>0.68381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5873" calcext:value-type="float">
            <text:p>0.695873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054" calcext:value-type="float">
            <text:p>0.730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2381" calcext:value-type="float">
            <text:p>0.32381</text:p>
          </table:table-cell>
          <table:table-cell office:value-type="float" office:value="0.511746" calcext:value-type="float">
            <text:p>0.511746</text:p>
          </table:table-cell>
          <table:table-cell office:value-type="float" office:value="0.659683" calcext:value-type="float">
            <text:p>0.659683</text:p>
          </table:table-cell>
          <table:table-cell office:value-type="float" office:value="0.685079" calcext:value-type="float">
            <text:p>0.685079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690794" calcext:value-type="float">
            <text:p>0.690794</text:p>
          </table:table-cell>
          <table:table-cell office:value-type="float" office:value="0.751746" calcext:value-type="float">
            <text:p>0.751746</text:p>
          </table:table-cell>
          <table:table-cell office:value-type="float" office:value="0.834921" calcext:value-type="float">
            <text:p>0.834921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37651" calcext:value-type="float">
            <text:p>0.7376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75873" calcext:value-type="float">
            <text:p>0.575873</text:p>
          </table:table-cell>
          <table:table-cell office:value-type="float" office:value="0.676825" calcext:value-type="float">
            <text:p>0.676825</text:p>
          </table:table-cell>
          <table:table-cell table:number-columns-repeated="3" office:value-type="float" office:value="0.685714" calcext:value-type="float">
            <text:p>0.685714</text:p>
          </table:table-cell>
          <table:table-cell office:value-type="float" office:value="0.702222" calcext:value-type="float">
            <text:p>0.702222</text:p>
          </table:table-cell>
          <table:table-cell office:value-type="float" office:value="0.80127" calcext:value-type="float">
            <text:p>0.80127</text:p>
          </table:table-cell>
          <table:table-cell office:value-type="float" office:value="0.864127" calcext:value-type="float">
            <text:p>0.864127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755175" calcext:value-type="float">
            <text:p>0.7551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office:value-type="float" office:value="0.59619" calcext:value-type="float">
            <text:p>0.59619</text:p>
          </table:table-cell>
          <table:table-cell office:value-type="float" office:value="0.678095" calcext:value-type="float">
            <text:p>0.678095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20635" calcext:value-type="float">
            <text:p>0.720635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42857" calcext:value-type="float">
            <text:p>0.94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788127" calcext:value-type="float">
            <text:p>0.7881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84444" calcext:value-type="float">
            <text:p>0.68444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694603" calcext:value-type="float">
            <text:p>0.694603</text:p>
          </table:table-cell>
          <table:table-cell office:value-type="float" office:value="0.792381" calcext:value-type="float">
            <text:p>0.792381</text:p>
          </table:table-cell>
          <table:table-cell office:value-type="float" office:value="0.853968" calcext:value-type="float">
            <text:p>0.853968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4762" calcext:value-type="float">
            <text:p>0.94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07683" calcext:value-type="float">
            <text:p>0.8076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15238" calcext:value-type="float">
            <text:p>0.615238</text:p>
          </table:table-cell>
          <table:table-cell office:value-type="float" office:value="0.68381" calcext:value-type="float">
            <text:p>0.6838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04127" calcext:value-type="float">
            <text:p>0.704127</text:p>
          </table:table-cell>
          <table:table-cell office:value-type="float" office:value="0.781587" calcext:value-type="float">
            <text:p>0.781587</text:p>
          </table:table-cell>
          <table:table-cell office:value-type="float" office:value="0.846349" calcext:value-type="float">
            <text:p>0.846349</text:p>
          </table:table-cell>
          <table:table-cell office:value-type="float" office:value="0.899683" calcext:value-type="float">
            <text:p>0.899683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02984" calcext:value-type="float">
            <text:p>0.8029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10159" calcext:value-type="float">
            <text:p>0.610159</text:p>
          </table:table-cell>
          <table:table-cell table:number-columns-repeated="2" office:value-type="float" office:value="0.685714" calcext:value-type="float">
            <text:p>0.685714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821587" calcext:value-type="float">
            <text:p>0.821587</text:p>
          </table:table-cell>
          <table:table-cell office:value-type="float" office:value="0.863492" calcext:value-type="float">
            <text:p>0.863492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11556" calcext:value-type="float">
            <text:p>0.8115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office:value-type="float" office:value="0.59746" calcext:value-type="float">
            <text:p>0.59746</text:p>
          </table:table-cell>
          <table:table-cell office:value-type="float" office:value="0.684444" calcext:value-type="float">
            <text:p>0.684444</text:p>
          </table:table-cell>
          <table:table-cell office:value-type="float" office:value="0.696508" calcext:value-type="float">
            <text:p>0.696508</text:p>
          </table:table-cell>
          <table:table-cell office:value-type="float" office:value="0.804444" calcext:value-type="float">
            <text:p>0.804444</text:p>
          </table:table-cell>
          <table:table-cell office:value-type="float" office:value="0.852063" calcext:value-type="float">
            <text:p>0.852063</text:p>
          </table:table-cell>
          <table:table-cell office:value-type="float" office:value="0.892063" calcext:value-type="float">
            <text:p>0.892063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32698" calcext:value-type="float">
            <text:p>0.932698</text:p>
          </table:table-cell>
          <table:table-cell office:value-type="float" office:value="0.944762" calcext:value-type="float">
            <text:p>0.94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27365" calcext:value-type="float">
            <text:p>0.8273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" calcext:value-type="float">
            <text:p>0.4</text:p>
          </table:table-cell>
          <table:table-cell office:value-type="float" office:value="0.584762" calcext:value-type="float">
            <text:p>0.584762</text:p>
          </table:table-cell>
          <table:table-cell office:value-type="float" office:value="0.688254" calcext:value-type="float">
            <text:p>0.688254</text:p>
          </table:table-cell>
          <table:table-cell office:value-type="float" office:value="0.733968" calcext:value-type="float">
            <text:p>0.733968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222" calcext:value-type="float">
            <text:p>0.90222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44127" calcext:value-type="float">
            <text:p>0.94412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633016" calcext:value-type="float">
            <text:p>0.63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730794" calcext:value-type="float">
            <text:p>0.730794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04127" calcext:value-type="float">
            <text:p>0.904127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39556" calcext:value-type="float">
            <text:p>0.8395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575238" calcext:value-type="float">
            <text:p>0.57523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14921" calcext:value-type="float">
            <text:p>0.714921</text:p>
          </table:table-cell>
          <table:table-cell office:value-type="float" office:value="0.822222" calcext:value-type="float">
            <text:p>0.822222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32063" calcext:value-type="float">
            <text:p>0.93206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206" calcext:value-type="float">
            <text:p>0.94920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30159" calcext:value-type="float">
            <text:p>0.8301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636825" calcext:value-type="float">
            <text:p>0.636825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4" calcext:value-type="float">
            <text:p>0.84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206" calcext:value-type="float">
            <text:p>0.94920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419" calcext:value-type="float">
            <text:p>0.844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643175" calcext:value-type="float">
            <text:p>0.643175</text:p>
          </table:table-cell>
          <table:table-cell office:value-type="float" office:value="0.698413" calcext:value-type="float">
            <text:p>0.698413</text:p>
          </table:table-cell>
          <table:table-cell office:value-type="float" office:value="0.789206" calcext:value-type="float">
            <text:p>0.789206</text:p>
          </table:table-cell>
          <table:table-cell office:value-type="float" office:value="0.848254" calcext:value-type="float">
            <text:p>0.848254</text:p>
          </table:table-cell>
          <table:table-cell office:value-type="float" office:value="0.88" calcext:value-type="float">
            <text:p>0.88</text:p>
          </table:table-cell>
          <table:table-cell office:value-type="float" office:value="0.906032" calcext:value-type="float">
            <text:p>0.906032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946" calcext:value-type="float">
            <text:p>0.849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633651" calcext:value-type="float">
            <text:p>0.633651</text:p>
          </table:table-cell>
          <table:table-cell office:value-type="float" office:value="0.697778" calcext:value-type="float">
            <text:p>0.697778</text:p>
          </table:table-cell>
          <table:table-cell office:value-type="float" office:value="0.782222" calcext:value-type="float">
            <text:p>0.782222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881905" calcext:value-type="float">
            <text:p>0.881905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7238" calcext:value-type="float">
            <text:p>0.8472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699683" calcext:value-type="float">
            <text:p>0.699683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3873" calcext:value-type="float">
            <text:p>0.83873</text:p>
          </table:table-cell>
          <table:table-cell office:value-type="float" office:value="0.876825" calcext:value-type="float">
            <text:p>0.876825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7492" calcext:value-type="float">
            <text:p>0.8474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4254" calcext:value-type="float">
            <text:p>0.64254</text:p>
          </table:table-cell>
          <table:table-cell office:value-type="float" office:value="0.747937" calcext:value-type="float">
            <text:p>0.747937</text:p>
          </table:table-cell>
          <table:table-cell office:value-type="float" office:value="0.817778" calcext:value-type="float">
            <text:p>0.817778</text:p>
          </table:table-cell>
          <table:table-cell office:value-type="float" office:value="0.852063" calcext:value-type="float">
            <text:p>0.852063</text:p>
          </table:table-cell>
          <table:table-cell office:value-type="float" office:value="0.886984" calcext:value-type="float">
            <text:p>0.886984</text:p>
          </table:table-cell>
          <table:table-cell office:value-type="float" office:value="0.904127" calcext:value-type="float">
            <text:p>0.904127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58921" calcext:value-type="float">
            <text:p>0.8589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633651" calcext:value-type="float">
            <text:p>0.633651</text:p>
          </table:table-cell>
          <table:table-cell office:value-type="float" office:value="0.713651" calcext:value-type="float">
            <text:p>0.713651</text:p>
          </table:table-cell>
          <table:table-cell office:value-type="float" office:value="0.778413" calcext:value-type="float">
            <text:p>0.778413</text:p>
          </table:table-cell>
          <table:table-cell office:value-type="float" office:value="0.83873" calcext:value-type="float">
            <text:p>0.83873</text:p>
          </table:table-cell>
          <table:table-cell office:value-type="float" office:value="0.886984" calcext:value-type="float">
            <text:p>0.886984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937" calcext:value-type="float">
            <text:p>0.94793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8889" calcext:value-type="float">
            <text:p>0.848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615873" calcext:value-type="float">
            <text:p>0.615873</text:p>
          </table:table-cell>
          <table:table-cell office:value-type="float" office:value="0.702222" calcext:value-type="float">
            <text:p>0.702222</text:p>
          </table:table-cell>
          <table:table-cell office:value-type="float" office:value="0.75746" calcext:value-type="float">
            <text:p>0.75746</text:p>
          </table:table-cell>
          <table:table-cell office:value-type="float" office:value="0.823492" calcext:value-type="float">
            <text:p>0.823492</text:p>
          </table:table-cell>
          <table:table-cell office:value-type="float" office:value="0.873651" calcext:value-type="float">
            <text:p>0.873651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937" calcext:value-type="float">
            <text:p>0.94793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41333" calcext:value-type="float">
            <text:p>0.841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613968" calcext:value-type="float">
            <text:p>0.613968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806349" calcext:value-type="float">
            <text:p>0.806349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890794" calcext:value-type="float">
            <text:p>0.890794</text:p>
          </table:table-cell>
          <table:table-cell office:value-type="float" office:value="0.904127" calcext:value-type="float">
            <text:p>0.904127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032" calcext:value-type="float">
            <text:p>0.94603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52571" calcext:value-type="float">
            <text:p>0.852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619" calcext:value-type="float">
            <text:p>0.59619</text:p>
          </table:table-cell>
          <table:table-cell office:value-type="float" office:value="0.723175" calcext:value-type="float">
            <text:p>0.723175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71111" calcext:value-type="float">
            <text:p>0.871111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206" calcext:value-type="float">
            <text:p>0.94920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56127" calcext:value-type="float">
            <text:p>0.856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8254" calcext:value-type="float">
            <text:p>0.68254</text:p>
          </table:table-cell>
          <table:table-cell office:value-type="float" office:value="0.766984" calcext:value-type="float">
            <text:p>0.766984</text:p>
          </table:table-cell>
          <table:table-cell office:value-type="float" office:value="0.83746" calcext:value-type="float">
            <text:p>0.83746</text:p>
          </table:table-cell>
          <table:table-cell office:value-type="float" office:value="0.881905" calcext:value-type="float">
            <text:p>0.881905</text:p>
          </table:table-cell>
          <table:table-cell office:value-type="float" office:value="0.899683" calcext:value-type="float">
            <text:p>0.899683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73905" calcext:value-type="float">
            <text:p>0.8739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787937" calcext:value-type="float">
            <text:p>0.787937</text:p>
          </table:table-cell>
          <table:table-cell office:value-type="float" office:value="0.846984" calcext:value-type="float">
            <text:p>0.846984</text:p>
          </table:table-cell>
          <table:table-cell office:value-type="float" office:value="0.885079" calcext:value-type="float">
            <text:p>0.88507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762" calcext:value-type="float">
            <text:p>0.94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8095" calcext:value-type="float">
            <text:p>0.8780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674921" calcext:value-type="float">
            <text:p>0.674921</text:p>
          </table:table-cell>
          <table:table-cell office:value-type="float" office:value="0.803175" calcext:value-type="float">
            <text:p>0.803175</text:p>
          </table:table-cell>
          <table:table-cell office:value-type="float" office:value="0.843175" calcext:value-type="float">
            <text:p>0.843175</text:p>
          </table:table-cell>
          <table:table-cell office:value-type="float" office:value="0.880635" calcext:value-type="float">
            <text:p>0.880635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92127" calcext:value-type="float">
            <text:p>0.92127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127" calcext:value-type="float">
            <text:p>0.94412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81016" calcext:value-type="float">
            <text:p>0.881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64127" calcext:value-type="float">
            <text:p>0.664127</text:p>
          </table:table-cell>
          <table:table-cell office:value-type="float" office:value="0.778413" calcext:value-type="float">
            <text:p>0.778413</text:p>
          </table:table-cell>
          <table:table-cell office:value-type="float" office:value="0.843175" calcext:value-type="float">
            <text:p>0.843175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127" calcext:value-type="float">
            <text:p>0.94412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7587" calcext:value-type="float">
            <text:p>0.8775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66032" calcext:value-type="float">
            <text:p>0.666032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3619" calcext:value-type="float">
            <text:p>0.83619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42857" calcext:value-type="float">
            <text:p>0.94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7079" calcext:value-type="float">
            <text:p>0.8770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783492" calcext:value-type="float">
            <text:p>0.783492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29524" calcext:value-type="float">
            <text:p>0.929524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85143" calcext:value-type="float">
            <text:p>0.8851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36825" calcext:value-type="float">
            <text:p>0.636825</text:p>
          </table:table-cell>
          <table:table-cell office:value-type="float" office:value="0.766349" calcext:value-type="float">
            <text:p>0.766349</text:p>
          </table:table-cell>
          <table:table-cell office:value-type="float" office:value="0.850159" calcext:value-type="float">
            <text:p>0.85015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32063" calcext:value-type="float">
            <text:p>0.93206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4762" calcext:value-type="float">
            <text:p>0.94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8603" calcext:value-type="float">
            <text:p>0.8786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93968" calcext:value-type="float">
            <text:p>0.693968</text:p>
          </table:table-cell>
          <table:table-cell office:value-type="float" office:value="0.807619" calcext:value-type="float">
            <text:p>0.807619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127" calcext:value-type="float">
            <text:p>0.94412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89587" calcext:value-type="float">
            <text:p>0.8895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864127" calcext:value-type="float">
            <text:p>0.864127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12381" calcext:value-type="float">
            <text:p>0.912381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39683" calcext:value-type="float">
            <text:p>0.93968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84825" calcext:value-type="float">
            <text:p>0.8848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79048" calcext:value-type="float">
            <text:p>0.779048</text:p>
          </table:table-cell>
          <table:table-cell office:value-type="float" office:value="0.843175" calcext:value-type="float">
            <text:p>0.84317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26349" calcext:value-type="float">
            <text:p>0.926349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42857" calcext:value-type="float">
            <text:p>0.94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7079" calcext:value-type="float">
            <text:p>0.8770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office:value-type="float" office:value="0.690159" calcext:value-type="float">
            <text:p>0.690159</text:p>
          </table:table-cell>
          <table:table-cell office:value-type="float" office:value="0.789206" calcext:value-type="float">
            <text:p>0.789206</text:p>
          </table:table-cell>
          <table:table-cell office:value-type="float" office:value="0.835556" calcext:value-type="float">
            <text:p>0.835556</text:p>
          </table:table-cell>
          <table:table-cell office:value-type="float" office:value="0.87746" calcext:value-type="float">
            <text:p>0.87746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492" calcext:value-type="float">
            <text:p>0.94349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78222" calcext:value-type="float">
            <text:p>0.8782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906032" calcext:value-type="float">
            <text:p>0.906032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746" calcext:value-type="float">
            <text:p>0.95174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884317" calcext:value-type="float">
            <text:p>0.8843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.4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824127" calcext:value-type="float">
            <text:p>0.824127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27" calcext:value-type="float">
            <text:p>0.92127</text:p>
          </table:table-cell>
          <table:table-cell office:value-type="float" office:value="0.926349" calcext:value-type="float">
            <text:p>0.926349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7937" calcext:value-type="float">
            <text:p>0.94793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91683" calcext:value-type="float">
            <text:p>0.8916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50476" calcext:value-type="float">
            <text:p>0.750476</text:p>
          </table:table-cell>
          <table:table-cell office:value-type="float" office:value="0.866032" calcext:value-type="float">
            <text:p>0.866032</text:p>
          </table:table-cell>
          <table:table-cell office:value-type="float" office:value="0.897778" calcext:value-type="float">
            <text:p>0.897778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942857" calcext:value-type="float">
            <text:p>0.94285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5333" calcext:value-type="float">
            <text:p>0.9053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11746" calcext:value-type="float">
            <text:p>0.711746</text:p>
          </table:table-cell>
          <table:table-cell office:value-type="float" office:value="0.83873" calcext:value-type="float">
            <text:p>0.83873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0317" calcext:value-type="float">
            <text:p>0.940317</text:p>
          </table:table-cell>
          <table:table-cell office:value-type="float" office:value="0.947937" calcext:value-type="float">
            <text:p>0.94793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95111" calcext:value-type="float">
            <text:p>0.8951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51746" calcext:value-type="float">
            <text:p>0.751746</text:p>
          </table:table-cell>
          <table:table-cell office:value-type="float" office:value="0.856508" calcext:value-type="float">
            <text:p>0.85650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32698" calcext:value-type="float">
            <text:p>0.932698</text:p>
          </table:table-cell>
          <table:table-cell office:value-type="float" office:value="0.944762" calcext:value-type="float">
            <text:p>0.94476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3683" calcext:value-type="float">
            <text:p>0.9036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13651" calcext:value-type="float">
            <text:p>0.713651</text:p>
          </table:table-cell>
          <table:table-cell office:value-type="float" office:value="0.817778" calcext:value-type="float">
            <text:p>0.817778</text:p>
          </table:table-cell>
          <table:table-cell office:value-type="float" office:value="0.885079" calcext:value-type="float">
            <text:p>0.885079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35238" calcext:value-type="float">
            <text:p>0.935238</text:p>
          </table:table-cell>
          <table:table-cell office:value-type="float" office:value="0.949206" calcext:value-type="float">
            <text:p>0.94920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895302" calcext:value-type="float">
            <text:p>0.8953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3651" calcext:value-type="float">
            <text:p>0.673651</text:p>
          </table:table-cell>
          <table:table-cell office:value-type="float" office:value="0.833016" calcext:value-type="float">
            <text:p>0.833016</text:p>
          </table:table-cell>
          <table:table-cell office:value-type="float" office:value="0.88254" calcext:value-type="float">
            <text:p>0.88254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26349" calcext:value-type="float">
            <text:p>0.926349</text:p>
          </table:table-cell>
          <table:table-cell office:value-type="float" office:value="0.944127" calcext:value-type="float">
            <text:p>0.94412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890794" calcext:value-type="float">
            <text:p>0.8907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855238" calcext:value-type="float">
            <text:p>0.855238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2857" calcext:value-type="float">
            <text:p>0.94285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1079" calcext:value-type="float">
            <text:p>0.901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37143" calcext:value-type="float">
            <text:p>0.737143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894603" calcext:value-type="float">
            <text:p>0.894603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0508" calcext:value-type="float">
            <text:p>0.900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53016" calcext:value-type="float">
            <text:p>0.753016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902222" calcext:value-type="float">
            <text:p>0.902222</text:p>
          </table:table-cell>
          <table:table-cell office:value-type="float" office:value="0.914286" calcext:value-type="float">
            <text:p>0.91428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8571" calcext:value-type="float">
            <text:p>0.94857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4698" calcext:value-type="float">
            <text:p>0.9046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58095" calcext:value-type="float">
            <text:p>0.758095</text:p>
          </table:table-cell>
          <table:table-cell office:value-type="float" office:value="0.854603" calcext:value-type="float">
            <text:p>0.85460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746" calcext:value-type="float">
            <text:p>0.95174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7429" calcext:value-type="float">
            <text:p>0.9074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619" calcext:value-type="float">
            <text:p>0.83619</text:p>
          </table:table-cell>
          <table:table-cell office:value-type="float" office:value="0.900317" calcext:value-type="float">
            <text:p>0.900317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032" calcext:value-type="float">
            <text:p>0.94603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8444" calcext:value-type="float">
            <text:p>0.9084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9746" calcext:value-type="float">
            <text:p>0.79746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35873" calcext:value-type="float">
            <text:p>0.93587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18095" calcext:value-type="float">
            <text:p>0.9180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91746" calcext:value-type="float">
            <text:p>0.791746</text:p>
          </table:table-cell>
          <table:table-cell office:value-type="float" office:value="0.895873" calcext:value-type="float">
            <text:p>0.895873</text:p>
          </table:table-cell>
          <table:table-cell office:value-type="float" office:value="0.914286" calcext:value-type="float">
            <text:p>0.91428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43492" calcext:value-type="float">
            <text:p>0.94349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18857" calcext:value-type="float">
            <text:p>0.9188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49206" calcext:value-type="float">
            <text:p>0.749206</text:p>
          </table:table-cell>
          <table:table-cell office:value-type="float" office:value="0.876825" calcext:value-type="float">
            <text:p>0.876825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8095" calcext:value-type="float">
            <text:p>0.91809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206" calcext:value-type="float">
            <text:p>0.94920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10222" calcext:value-type="float">
            <text:p>0.9102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689524" calcext:value-type="float">
            <text:p>0.689524</text:p>
          </table:table-cell>
          <table:table-cell office:value-type="float" office:value="0.850794" calcext:value-type="float">
            <text:p>0.850794</text:p>
          </table:table-cell>
          <table:table-cell office:value-type="float" office:value="0.902222" calcext:value-type="float">
            <text:p>0.902222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254" calcext:value-type="float">
            <text:p>0.92825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6032" calcext:value-type="float">
            <text:p>0.94603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0254" calcext:value-type="float">
            <text:p>0.9002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" calcext:value-type="float">
            <text:p>0.6</text:p>
          </table:table-cell>
          <table:table-cell office:value-type="float" office:value="0.646349" calcext:value-type="float">
            <text:p>0.646349</text:p>
          </table:table-cell>
          <table:table-cell office:value-type="float" office:value="0.850159" calcext:value-type="float">
            <text:p>0.850159</text:p>
          </table:table-cell>
          <table:table-cell office:value-type="float" office:value="0.900317" calcext:value-type="float">
            <text:p>0.900317</text:p>
          </table:table-cell>
          <table:table-cell office:value-type="float" office:value="0.911111" calcext:value-type="float">
            <text:p>0.911111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93587" calcext:value-type="float">
            <text:p>0.8935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660317" calcext:value-type="float">
            <text:p>0.660317</text:p>
          </table:table-cell>
          <table:table-cell office:value-type="float" office:value="0.854603" calcext:value-type="float">
            <text:p>0.854603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13016" calcext:value-type="float">
            <text:p>0.91301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571" calcext:value-type="float">
            <text:p>0.94857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95175" calcext:value-type="float">
            <text:p>0.8951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9206" calcext:value-type="float">
            <text:p>0.909206</text:p>
          </table:table-cell>
          <table:table-cell office:value-type="float" office:value="0.92127" calcext:value-type="float">
            <text:p>0.92127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4762" calcext:value-type="float">
            <text:p>0.94476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1079" calcext:value-type="float">
            <text:p>0.901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88571" calcext:value-type="float">
            <text:p>0.788571</text:p>
          </table:table-cell>
          <table:table-cell office:value-type="float" office:value="0.897778" calcext:value-type="float">
            <text:p>0.897778</text:p>
          </table:table-cell>
          <table:table-cell office:value-type="float" office:value="0.910476" calcext:value-type="float">
            <text:p>0.91047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4349" calcext:value-type="float">
            <text:p>0.9143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88254" calcext:value-type="float">
            <text:p>0.888254</text:p>
          </table:table-cell>
          <table:table-cell office:value-type="float" office:value="0.905397" calcext:value-type="float">
            <text:p>0.905397</text:p>
          </table:table-cell>
          <table:table-cell office:value-type="float" office:value="0.91746" calcext:value-type="float">
            <text:p>0.91746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2063" calcext:value-type="float">
            <text:p>0.932063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1778" calcext:value-type="float">
            <text:p>0.9017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28254" calcext:value-type="float">
            <text:p>0.728254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20635" calcext:value-type="float">
            <text:p>0.920635</text:p>
          </table:table-cell>
          <table:table-cell table:number-columns-repeated="2" office:value-type="float" office:value="0.92381" calcext:value-type="float">
            <text:p>0.92381</text:p>
          </table:table-cell>
          <table:table-cell office:value-type="float" office:value="0.932698" calcext:value-type="float">
            <text:p>0.932698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47937" calcext:value-type="float">
            <text:p>0.94793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05968" calcext:value-type="float">
            <text:p>0.9059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47302" calcext:value-type="float">
            <text:p>0.94730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2698" calcext:value-type="float">
            <text:p>0.9126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5746" calcext:value-type="float">
            <text:p>0.75746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746" calcext:value-type="float">
            <text:p>0.95174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0032" calcext:value-type="float">
            <text:p>0.9100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4" calcext:value-type="float">
            <text:p>0.8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2" calcext:value-type="float">
            <text:p>0.9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746" calcext:value-type="float">
            <text:p>0.95174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20381" calcext:value-type="float">
            <text:p>0.9203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06349" calcext:value-type="float">
            <text:p>0.806349</text:p>
          </table:table-cell>
          <table:table-cell office:value-type="float" office:value="0.889524" calcext:value-type="float">
            <text:p>0.889524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841" calcext:value-type="float">
            <text:p>0.94984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5302" calcext:value-type="float">
            <text:p>0.9153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1873" calcext:value-type="float">
            <text:p>0.9187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937" calcext:value-type="float">
            <text:p>0.94793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20127" calcext:value-type="float">
            <text:p>0.9201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75873" calcext:value-type="float">
            <text:p>0.775873</text:p>
          </table:table-cell>
          <table:table-cell office:value-type="float" office:value="0.890794" calcext:value-type="float">
            <text:p>0.890794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16825" calcext:value-type="float">
            <text:p>0.91682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8413" calcext:value-type="float">
            <text:p>0.93841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2698" calcext:value-type="float">
            <text:p>0.9126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69524" calcext:value-type="float">
            <text:p>0.76952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1429" calcext:value-type="float">
            <text:p>0.931429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7302" calcext:value-type="float">
            <text:p>0.94730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11746" calcext:value-type="float">
            <text:p>0.9117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650794" calcext:value-type="float">
            <text:p>0.650794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254" calcext:value-type="float">
            <text:p>0.928254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7937" calcext:value-type="float">
            <text:p>0.94793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899746" calcext:value-type="float">
            <text:p>0.8997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87746" calcext:value-type="float">
            <text:p>0.8774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873" calcext:value-type="float">
            <text:p>0.9187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492" calcext:value-type="float">
            <text:p>0.94349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02032" calcext:value-type="float">
            <text:p>0.9020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26984" calcext:value-type="float">
            <text:p>0.726984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1219" calcext:value-type="float">
            <text:p>0.912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75238" calcext:value-type="float">
            <text:p>0.775238</text:p>
          </table:table-cell>
          <table:table-cell office:value-type="float" office:value="0.883175" calcext:value-type="float">
            <text:p>0.883175</text:p>
          </table:table-cell>
          <table:table-cell office:value-type="float" office:value="0.914921" calcext:value-type="float">
            <text:p>0.91492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397" calcext:value-type="float">
            <text:p>0.945397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18222" calcext:value-type="float">
            <text:p>0.9182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15873" calcext:value-type="float">
            <text:p>0.815873</text:p>
          </table:table-cell>
          <table:table-cell office:value-type="float" office:value="0.892698" calcext:value-type="float">
            <text:p>0.892698</text:p>
          </table:table-cell>
          <table:table-cell office:value-type="float" office:value="0.92" calcext:value-type="float">
            <text:p>0.92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032" calcext:value-type="float">
            <text:p>0.94603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24317" calcext:value-type="float">
            <text:p>0.9243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6254" calcext:value-type="float">
            <text:p>0.76254</text:p>
          </table:table-cell>
          <table:table-cell office:value-type="float" office:value="0.890159" calcext:value-type="float">
            <text:p>0.890159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4603" calcext:value-type="float">
            <text:p>0.93460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302" calcext:value-type="float">
            <text:p>0.94730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17778" calcext:value-type="float">
            <text:p>0.9177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852698" calcext:value-type="float">
            <text:p>0.852698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28952" calcext:value-type="float">
            <text:p>0.9289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44762" calcext:value-type="float">
            <text:p>0.944762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25587" calcext:value-type="float">
            <text:p>0.9255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3492" calcext:value-type="float">
            <text:p>0.943492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24889" calcext:value-type="float">
            <text:p>0.9248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87302" calcext:value-type="float">
            <text:p>0.787302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302" calcext:value-type="float">
            <text:p>0.947302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20381" calcext:value-type="float">
            <text:p>0.9203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6381" calcext:value-type="float">
            <text:p>0.76381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07302" calcext:value-type="float">
            <text:p>0.907302</text:p>
          </table:table-cell>
          <table:table-cell office:value-type="float" office:value="0.92127" calcext:value-type="float">
            <text:p>0.92127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16381" calcext:value-type="float">
            <text:p>0.9163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737778" calcext:value-type="float">
            <text:p>0.737778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6667" calcext:value-type="float">
            <text:p>0.946667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14984" calcext:value-type="float">
            <text:p>0.9149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892063" calcext:value-type="float">
            <text:p>0.892063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2063" calcext:value-type="float">
            <text:p>0.93206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937" calcext:value-type="float">
            <text:p>0.947937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24444" calcext:value-type="float">
            <text:p>0.9244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52381" calcext:value-type="float">
            <text:p>0.352381</text:p>
          </table:table-cell>
          <table:table-cell office:value-type="float" office:value="0.76127" calcext:value-type="float">
            <text:p>0.76127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24444" calcext:value-type="float">
            <text:p>0.924444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7302" calcext:value-type="float">
            <text:p>0.94730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24889" calcext:value-type="float">
            <text:p>0.9248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39365" calcext:value-type="float">
            <text:p>0.839365</text:p>
          </table:table-cell>
          <table:table-cell office:value-type="float" office:value="0.909206" calcext:value-type="float">
            <text:p>0.909206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930794" calcext:value-type="float">
            <text:p>0.930794</text:p>
          </table:table-cell>
          <table:table-cell office:value-type="float" office:value="0.944762" calcext:value-type="float">
            <text:p>0.94476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30349" calcext:value-type="float">
            <text:p>0.9303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43492" calcext:value-type="float">
            <text:p>0.743492</text:p>
          </table:table-cell>
          <table:table-cell office:value-type="float" office:value="0.896508" calcext:value-type="float">
            <text:p>0.896508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45397" calcext:value-type="float">
            <text:p>0.945397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19937" calcext:value-type="float">
            <text:p>0.9199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2381" calcext:value-type="float">
            <text:p>0.792381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23175" calcext:value-type="float">
            <text:p>0.92317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111" calcext:value-type="float">
            <text:p>0.951111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26984" calcext:value-type="float">
            <text:p>0.9269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3333" calcext:value-type="float">
            <text:p>0.813333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9206" calcext:value-type="float">
            <text:p>0.949206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32444" calcext:value-type="float">
            <text:p>0.9324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33651" calcext:value-type="float">
            <text:p>0.833651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942222" calcext:value-type="float">
            <text:p>0.942222</text:p>
          </table:table-cell>
          <table:table-cell office:value-type="float" office:value="0.949206" calcext:value-type="float">
            <text:p>0.949206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3473" calcext:value-type="float">
            <text:p>0.934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45397" calcext:value-type="float">
            <text:p>0.945397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981" calcext:value-type="float">
            <text:p>0.939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23492" calcext:value-type="float">
            <text:p>0.823492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44127" calcext:value-type="float">
            <text:p>0.944127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473" calcext:value-type="float">
            <text:p>0.934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8889" calcext:value-type="float">
            <text:p>0.808889</text:p>
          </table:table-cell>
          <table:table-cell office:value-type="float" office:value="0.913016" calcext:value-type="float">
            <text:p>0.913016</text:p>
          </table:table-cell>
          <table:table-cell office:value-type="float" office:value="0.940317" calcext:value-type="float">
            <text:p>0.940317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2889" calcext:value-type="float">
            <text:p>0.9328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0.934603" calcext:value-type="float">
            <text:p>0.934603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8159" calcext:value-type="float">
            <text:p>0.9381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8127" calcext:value-type="float">
            <text:p>0.8812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7619" calcext:value-type="float">
            <text:p>0.927619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8984" calcext:value-type="float">
            <text:p>0.938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69841" calcext:value-type="float">
            <text:p>0.86984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15556" calcext:value-type="float">
            <text:p>0.915556</text:p>
          </table:table-cell>
          <table:table-cell office:value-type="float" office:value="0.947937" calcext:value-type="float">
            <text:p>0.947937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3619" calcext:value-type="float">
            <text:p>0.936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951111" calcext:value-type="float">
            <text:p>0.951111</text:p>
          </table:table-cell>
          <table:table-cell table:number-columns-repeated="7" office:value-type="float" office:value="0.952381" calcext:value-type="float">
            <text:p>0.952381</text:p>
          </table:table-cell>
          <table:table-cell office:value-type="float" office:value="0.93854" calcext:value-type="float">
            <text:p>0.938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90159" calcext:value-type="float">
            <text:p>0.89015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42222" calcext:value-type="float">
            <text:p>0.942222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41333" calcext:value-type="float">
            <text:p>0.9413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42222" calcext:value-type="float">
            <text:p>0.942222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42159" calcext:value-type="float">
            <text:p>0.9421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7778" calcext:value-type="float">
            <text:p>0.937778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36635" calcext:value-type="float">
            <text:p>0.936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96508" calcext:value-type="float">
            <text:p>0.896508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47937" calcext:value-type="float">
            <text:p>0.947937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44063" calcext:value-type="float">
            <text:p>0.9440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1746" calcext:value-type="float">
            <text:p>0.951746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43746" calcext:value-type="float">
            <text:p>0.9437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" calcext:value-type="float">
            <text:p>0.6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0.943492" calcext:value-type="float">
            <text:p>0.943492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2286" calcext:value-type="float">
            <text:p>0.9422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41587" calcext:value-type="float">
            <text:p>0.941587</text:p>
          </table:table-cell>
          <table:table-cell office:value-type="float" office:value="0.949206" calcext:value-type="float">
            <text:p>0.949206</text:p>
          </table:table-cell>
          <table:table-cell table:number-columns-repeated="8" office:value-type="float" office:value="0.952381" calcext:value-type="float">
            <text:p>0.952381</text:p>
          </table:table-cell>
          <table:table-cell office:value-type="float" office:value="0.945651" calcext:value-type="float">
            <text:p>0.9456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86349" calcext:value-type="float">
            <text:p>0.886349</text:p>
          </table:table-cell>
          <table:table-cell office:value-type="float" office:value="0.945397" calcext:value-type="float">
            <text:p>0.945397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5079" calcext:value-type="float">
            <text:p>0.9450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859683" calcext:value-type="float">
            <text:p>0.859683</text:p>
          </table:table-cell>
          <table:table-cell office:value-type="float" office:value="0.944127" calcext:value-type="float">
            <text:p>0.944127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2286" calcext:value-type="float">
            <text:p>0.9422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7873" calcext:value-type="float">
            <text:p>0.87873</text:p>
          </table:table-cell>
          <table:table-cell office:value-type="float" office:value="0.932698" calcext:value-type="float">
            <text:p>0.932698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3048" calcext:value-type="float">
            <text:p>0.9430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63492" calcext:value-type="float">
            <text:p>0.863492</text:p>
          </table:table-cell>
          <table:table-cell office:value-type="float" office:value="0.926349" calcext:value-type="float">
            <text:p>0.926349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0889" calcext:value-type="float">
            <text:p>0.940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942857" calcext:value-type="float">
            <text:p>0.942857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0381" calcext:value-type="float">
            <text:p>0.9403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96508" calcext:value-type="float">
            <text:p>0.896508</text:p>
          </table:table-cell>
          <table:table-cell office:value-type="float" office:value="0.945397" calcext:value-type="float">
            <text:p>0.945397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6095" calcext:value-type="float">
            <text:p>0.9460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55238" calcext:value-type="float">
            <text:p>0.855238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2667" calcext:value-type="float">
            <text:p>0.9426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2857" calcext:value-type="float">
            <text:p>0.86285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3429" calcext:value-type="float">
            <text:p>0.9434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9841" calcext:value-type="float">
            <text:p>0.829841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0127" calcext:value-type="float">
            <text:p>0.9401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52698" calcext:value-type="float">
            <text:p>0.852698</text:p>
          </table:table-cell>
          <table:table-cell office:value-type="float" office:value="0.951746" calcext:value-type="float">
            <text:p>0.951746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2349" calcext:value-type="float">
            <text:p>0.9423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5238" calcext:value-type="float">
            <text:p>0.935238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50667" calcext:value-type="float">
            <text:p>0.9506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911111" calcext:value-type="float">
            <text:p>0.911111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8254" calcext:value-type="float">
            <text:p>0.9482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44444" calcext:value-type="float">
            <text:p>0.84444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1587" calcext:value-type="float">
            <text:p>0.941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57778" calcext:value-type="float">
            <text:p>0.857778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2921" calcext:value-type="float">
            <text:p>0.9429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8254" calcext:value-type="float">
            <text:p>0.92825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9968" calcext:value-type="float">
            <text:p>0.9499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3968" calcext:value-type="float">
            <text:p>0.933968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5054" calcext:value-type="float">
            <text:p>0.950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904762" calcext:value-type="float">
            <text:p>0.904762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7619" calcext:value-type="float">
            <text:p>0.9476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909206" calcext:value-type="float">
            <text:p>0.909206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8063" calcext:value-type="float">
            <text:p>0.948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6667" calcext:value-type="float">
            <text:p>0.86666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381" calcext:value-type="float">
            <text:p>0.943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6349" calcext:value-type="float">
            <text:p>0.926349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9778" calcext:value-type="float">
            <text:p>0.9497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92063" calcext:value-type="float">
            <text:p>0.892063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6349" calcext:value-type="float">
            <text:p>0.9463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93968" calcext:value-type="float">
            <text:p>0.893968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654" calcext:value-type="float">
            <text:p>0.946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90794" calcext:value-type="float">
            <text:p>0.89079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6222" calcext:value-type="float">
            <text:p>0.9462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892063" calcext:value-type="float">
            <text:p>0.892063</text:p>
          </table:table-cell>
          <table:table-cell office:value-type="float" office:value="0.944762" calcext:value-type="float">
            <text:p>0.944762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5587" calcext:value-type="float">
            <text:p>0.9455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1905" calcext:value-type="float">
            <text:p>0.921905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3619" calcext:value-type="float">
            <text:p>0.9436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0.939048" calcext:value-type="float">
            <text:p>0.939048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7175" calcext:value-type="float">
            <text:p>0.947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854603" calcext:value-type="float">
            <text:p>0.854603</text:p>
          </table:table-cell>
          <table:table-cell office:value-type="float" office:value="0.941587" calcext:value-type="float">
            <text:p>0.941587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1524" calcext:value-type="float">
            <text:p>0.9415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62222" calcext:value-type="float">
            <text:p>0.862222</text:p>
          </table:table-cell>
          <table:table-cell office:value-type="float" office:value="0.944762" calcext:value-type="float">
            <text:p>0.944762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42603" calcext:value-type="float">
            <text:p>0.9426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803175" calcext:value-type="float">
            <text:p>0.803175</text:p>
          </table:table-cell>
          <table:table-cell office:value-type="float" office:value="0.949206" calcext:value-type="float">
            <text:p>0.949206</text:p>
          </table:table-cell>
          <table:table-cell table:number-columns-repeated="9" office:value-type="float" office:value="0.952381" calcext:value-type="float">
            <text:p>0.952381</text:p>
          </table:table-cell>
          <table:table-cell office:value-type="float" office:value="0.937143" calcext:value-type="float">
            <text:p>0.9371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13651" calcext:value-type="float">
            <text:p>0.913651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8508" calcext:value-type="float">
            <text:p>0.9485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7143" calcext:value-type="float">
            <text:p>0.937143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50857" calcext:value-type="float">
            <text:p>0.9508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26984" calcext:value-type="float">
            <text:p>0.92698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9841" calcext:value-type="float">
            <text:p>0.9498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7143" calcext:value-type="float">
            <text:p>0.937143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50857" calcext:value-type="float">
            <text:p>0.9508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01587" calcext:value-type="float">
            <text:p>0.90158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7302" calcext:value-type="float">
            <text:p>0.9473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904127" calcext:value-type="float">
            <text:p>0.90412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7556" calcext:value-type="float">
            <text:p>0.9475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864762" calcext:value-type="float">
            <text:p>0.864762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3619" calcext:value-type="float">
            <text:p>0.9436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904127" calcext:value-type="float">
            <text:p>0.90412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7556" calcext:value-type="float">
            <text:p>0.9475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84444" calcext:value-type="float">
            <text:p>0.88444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5587" calcext:value-type="float">
            <text:p>0.9455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45714" calcext:value-type="float">
            <text:p>0.84571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1714" calcext:value-type="float">
            <text:p>0.9417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88889" calcext:value-type="float">
            <text:p>0.888889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6032" calcext:value-type="float">
            <text:p>0.9460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32381" calcext:value-type="float">
            <text:p>0.832381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0381" calcext:value-type="float">
            <text:p>0.9403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50794" calcext:value-type="float">
            <text:p>0.850794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2222" calcext:value-type="float">
            <text:p>0.9422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58413" calcext:value-type="float">
            <text:p>0.858413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2984" calcext:value-type="float">
            <text:p>0.9429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73016" calcext:value-type="float">
            <text:p>0.873016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4444" calcext:value-type="float">
            <text:p>0.9444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07937" calcext:value-type="float">
            <text:p>0.907937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7937" calcext:value-type="float">
            <text:p>0.9479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81905" calcext:value-type="float">
            <text:p>0.881905</text:p>
          </table:table-cell>
          <table:table-cell table:number-columns-repeated="10" office:value-type="float" office:value="0.952381" calcext:value-type="float">
            <text:p>0.952381</text:p>
          </table:table-cell>
          <table:table-cell office:value-type="float" office:value="0.945333" calcext:value-type="float">
            <text:p>0.945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8:42:02.426316769"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10:18:25.628354689</dc:date>
    <meta:editing-duration>PT1H38M26S</meta:editing-duration>
    <meta:editing-cycles>2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692cm" svg:height="11.118cm">
          <chart:coordinate-region svg:x="2.178cm" svg:y="0.452cm" svg:width="16.941cm" svg:height="9.959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144762">
                <text:p>0.144762</text:p>
                <draw:g>
                  <svg:desc>accuracy.C2:accuracy.C201</svg:desc>
                </draw:g>
              </table:table-cell>
              <table:table-cell office:value-type="float" office:value="0.314286">
                <text:p>0.314286</text:p>
                <draw:g>
                  <svg:desc>accuracy.D2:accuracy.D201</svg:desc>
                </draw:g>
              </table:table-cell>
              <table:table-cell office:value-type="float" office:value="0.314286">
                <text:p>0.314286</text:p>
                <draw:g>
                  <svg:desc>accuracy.E2:accuracy.E201</svg:desc>
                </draw:g>
              </table:table-cell>
              <table:table-cell office:value-type="float" office:value="0.319365">
                <text:p>0.319365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46032">
                <text:p>0.346032</text:p>
                <draw:g>
                  <svg:desc>accuracy.J2:accuracy.J201</svg:desc>
                </draw:g>
              </table:table-cell>
              <table:table-cell office:value-type="float" office:value="0.352381">
                <text:p>0.352381</text:p>
                <draw:g>
                  <svg:desc>accuracy.K2:accuracy.K201</svg:desc>
                </draw:g>
              </table:table-cell>
              <table:table-cell office:value-type="float" office:value="0.405079">
                <text:p>0.405079</text:p>
                <draw:g>
                  <svg:desc>accuracy.L2:accuracy.L201</svg:desc>
                </draw:g>
              </table:table-cell>
              <table:table-cell office:value-type="float" office:value="0.647619">
                <text:p>0.647619</text:p>
                <draw:g>
                  <svg:desc>accuracy.M2:accuracy.M201</svg:desc>
                </draw:g>
              </table:table-cell>
              <table:table-cell office:value-type="float" office:value="0.319619">
                <text:p>0.319619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4603">
                <text:p>0.254603</text:p>
              </table:table-cell>
              <table:table-cell office:value-type="float" office:value="0.314286">
                <text:p>0.314286</text:p>
              </table:table-cell>
              <table:table-cell office:value-type="float" office:value="0.314286">
                <text:p>0.314286</text:p>
              </table:table-cell>
              <table:table-cell office:value-type="float" office:value="0.326349">
                <text:p>0.32634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603">
                <text:p>0.334603</text:p>
              </table:table-cell>
              <table:table-cell office:value-type="float" office:value="0.352381">
                <text:p>0.352381</text:p>
              </table:table-cell>
              <table:table-cell office:value-type="float" office:value="0.352381">
                <text:p>0.352381</text:p>
              </table:table-cell>
              <table:table-cell office:value-type="float" office:value="0.352381">
                <text:p>0.352381</text:p>
              </table:table-cell>
              <table:table-cell office:value-type="float" office:value="0.566984">
                <text:p>0.566984</text:p>
              </table:table-cell>
              <table:table-cell office:value-type="float" office:value="0.685714">
                <text:p>0.685714</text:p>
              </table:table-cell>
              <table:table-cell office:value-type="float" office:value="0.350159">
                <text:p>0.3501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1746">
                <text:p>0.311746</text:p>
              </table:table-cell>
              <table:table-cell office:value-type="float" office:value="0.314286">
                <text:p>0.314286</text:p>
              </table:table-cell>
              <table:table-cell office:value-type="float" office:value="0.314286">
                <text:p>0.314286</text:p>
              </table:table-cell>
              <table:table-cell office:value-type="float" office:value="0.329524">
                <text:p>0.32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683">
                <text:p>0.339683</text:p>
              </table:table-cell>
              <table:table-cell office:value-type="float" office:value="0.352381">
                <text:p>0.352381</text:p>
              </table:table-cell>
              <table:table-cell office:value-type="float" office:value="0.352381">
                <text:p>0.352381</text:p>
              </table:table-cell>
              <table:table-cell office:value-type="float" office:value="0.468571">
                <text:p>0.468571</text:p>
              </table:table-cell>
              <table:table-cell office:value-type="float" office:value="0.669206">
                <text:p>0.669206</text:p>
              </table:table-cell>
              <table:table-cell office:value-type="float" office:value="0.685714">
                <text:p>0.685714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2063">
                <text:p>0.292063</text:p>
              </table:table-cell>
              <table:table-cell office:value-type="float" office:value="0.314286">
                <text:p>0.314286</text:p>
              </table:table-cell>
              <table:table-cell office:value-type="float" office:value="0.32254">
                <text:p>0.3225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3492">
                <text:p>0.343492</text:p>
              </table:table-cell>
              <table:table-cell office:value-type="float" office:value="0.352381">
                <text:p>0.352381</text:p>
              </table:table-cell>
              <table:table-cell office:value-type="float" office:value="0.448254">
                <text:p>0.448254</text:p>
              </table:table-cell>
              <table:table-cell office:value-type="float" office:value="0.652698">
                <text:p>0.652698</text:p>
              </table:table-cell>
              <table:table-cell office:value-type="float" office:value="0.680635">
                <text:p>0.680635</text:p>
              </table:table-cell>
              <table:table-cell office:value-type="float" office:value="0.685714">
                <text:p>0.685714</text:p>
              </table:table-cell>
              <table:table-cell office:value-type="float" office:value="0.407302">
                <text:p>0.4073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9841">
                <text:p>0.269841</text:p>
              </table:table-cell>
              <table:table-cell office:value-type="float" office:value="0.314286">
                <text:p>0.314286</text:p>
              </table:table-cell>
              <table:table-cell office:value-type="float" office:value="0.328254">
                <text:p>0.32825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352381">
                <text:p>0.352381</text:p>
              </table:table-cell>
              <table:table-cell office:value-type="float" office:value="0.366349">
                <text:p>0.366349</text:p>
              </table:table-cell>
              <table:table-cell office:value-type="float" office:value="0.60381">
                <text:p>0.60381</text:p>
              </table:table-cell>
              <table:table-cell office:value-type="float" office:value="0.666032">
                <text:p>0.666032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425333">
                <text:p>0.425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7302">
                <text:p>0.307302</text:p>
              </table:table-cell>
              <table:table-cell office:value-type="float" office:value="0.323175">
                <text:p>0.32317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206">
                <text:p>0.349206</text:p>
              </table:table-cell>
              <table:table-cell office:value-type="float" office:value="0.373333">
                <text:p>0.373333</text:p>
              </table:table-cell>
              <table:table-cell office:value-type="float" office:value="0.540952">
                <text:p>0.540952</text:p>
              </table:table-cell>
              <table:table-cell office:value-type="float" office:value="0.640635">
                <text:p>0.640635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456508">
                <text:p>0.4565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87619">
                <text:p>0.287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587">
                <text:p>0.341587</text:p>
              </table:table-cell>
              <table:table-cell office:value-type="float" office:value="0.352381">
                <text:p>0.352381</text:p>
              </table:table-cell>
              <table:table-cell office:value-type="float" office:value="0.429206">
                <text:p>0.429206</text:p>
              </table:table-cell>
              <table:table-cell office:value-type="float" office:value="0.573333">
                <text:p>0.573333</text:p>
              </table:table-cell>
              <table:table-cell office:value-type="float" office:value="0.653968">
                <text:p>0.653968</text:p>
              </table:table-cell>
              <table:table-cell office:value-type="float" office:value="0.68254">
                <text:p>0.6825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467302">
                <text:p>0.4673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6825">
                <text:p>0.27682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603">
                <text:p>0.334603</text:p>
              </table:table-cell>
              <table:table-cell office:value-type="float" office:value="0.352381">
                <text:p>0.352381</text:p>
              </table:table-cell>
              <table:table-cell office:value-type="float" office:value="0.356825">
                <text:p>0.356825</text:p>
              </table:table-cell>
              <table:table-cell office:value-type="float" office:value="0.479365">
                <text:p>0.479365</text:p>
              </table:table-cell>
              <table:table-cell office:value-type="float" office:value="0.623492">
                <text:p>0.623492</text:p>
              </table:table-cell>
              <table:table-cell office:value-type="float" office:value="0.680635">
                <text:p>0.68063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445651">
                <text:p>0.445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8095">
                <text:p>0.31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778">
                <text:p>0.337778</text:p>
              </table:table-cell>
              <table:table-cell office:value-type="float" office:value="0.352381">
                <text:p>0.352381</text:p>
              </table:table-cell>
              <table:table-cell office:value-type="float" office:value="0.44254">
                <text:p>0.44254</text:p>
              </table:table-cell>
              <table:table-cell office:value-type="float" office:value="0.634286">
                <text:p>0.634286</text:p>
              </table:table-cell>
              <table:table-cell office:value-type="float" office:value="0.680635">
                <text:p>0.680635</text:p>
              </table:table-cell>
              <table:table-cell office:value-type="float" office:value="0.688254">
                <text:p>0.688254</text:p>
              </table:table-cell>
              <table:table-cell office:value-type="float" office:value="0.72381">
                <text:p>0.72381</text:p>
              </table:table-cell>
              <table:table-cell office:value-type="float" office:value="0.445397">
                <text:p>0.4453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0317">
                <text:p>0.3003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032">
                <text:p>0.346032</text:p>
              </table:table-cell>
              <table:table-cell office:value-type="float" office:value="0.393016">
                <text:p>0.393016</text:p>
              </table:table-cell>
              <table:table-cell office:value-type="float" office:value="0.567619">
                <text:p>0.567619</text:p>
              </table:table-cell>
              <table:table-cell office:value-type="float" office:value="0.660952">
                <text:p>0.660952</text:p>
              </table:table-cell>
              <table:table-cell office:value-type="float" office:value="0.685714">
                <text:p>0.685714</text:p>
              </table:table-cell>
              <table:table-cell office:value-type="float" office:value="0.690794">
                <text:p>0.690794</text:p>
              </table:table-cell>
              <table:table-cell office:value-type="float" office:value="0.72381">
                <text:p>0.72381</text:p>
              </table:table-cell>
              <table:table-cell office:value-type="float" office:value="0.464444">
                <text:p>0.46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0476">
                <text:p>0.31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032">
                <text:p>0.346032</text:p>
              </table:table-cell>
              <table:table-cell office:value-type="float" office:value="0.433016">
                <text:p>0.433016</text:p>
              </table:table-cell>
              <table:table-cell office:value-type="float" office:value="0.612698">
                <text:p>0.612698</text:p>
              </table:table-cell>
              <table:table-cell office:value-type="float" office:value="0.668571">
                <text:p>0.668571</text:p>
              </table:table-cell>
              <table:table-cell office:value-type="float" office:value="0.685714">
                <text:p>0.685714</text:p>
              </table:table-cell>
              <table:table-cell office:value-type="float" office:value="0.693333">
                <text:p>0.693333</text:p>
              </table:table-cell>
              <table:table-cell office:value-type="float" office:value="0.72381">
                <text:p>0.72381</text:p>
              </table:table-cell>
              <table:table-cell office:value-type="float" office:value="0.474984">
                <text:p>0.4749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7619">
                <text:p>0.287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366984">
                <text:p>0.366984</text:p>
              </table:table-cell>
              <table:table-cell office:value-type="float" office:value="0.47619">
                <text:p>0.47619</text:p>
              </table:table-cell>
              <table:table-cell office:value-type="float" office:value="0.627937">
                <text:p>0.627937</text:p>
              </table:table-cell>
              <table:table-cell office:value-type="float" office:value="0.68127">
                <text:p>0.68127</text:p>
              </table:table-cell>
              <table:table-cell office:value-type="float" office:value="0.685714">
                <text:p>0.685714</text:p>
              </table:table-cell>
              <table:table-cell office:value-type="float" office:value="0.695873">
                <text:p>0.695873</text:p>
              </table:table-cell>
              <table:table-cell office:value-type="float" office:value="0.72381">
                <text:p>0.72381</text:p>
              </table:table-cell>
              <table:table-cell office:value-type="float" office:value="0.482349">
                <text:p>0.4823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254">
                <text:p>0.3225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0317">
                <text:p>0.340317</text:p>
              </table:table-cell>
              <table:table-cell office:value-type="float" office:value="0.372698">
                <text:p>0.372698</text:p>
              </table:table-cell>
              <table:table-cell office:value-type="float" office:value="0.488254">
                <text:p>0.488254</text:p>
              </table:table-cell>
              <table:table-cell office:value-type="float" office:value="0.609524">
                <text:p>0.609524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95873">
                <text:p>0.695873</text:p>
              </table:table-cell>
              <table:table-cell office:value-type="float" office:value="0.72381">
                <text:p>0.72381</text:p>
              </table:table-cell>
              <table:table-cell office:value-type="float" office:value="0.485968">
                <text:p>0.4859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8254">
                <text:p>0.32825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8413">
                <text:p>0.338413</text:p>
              </table:table-cell>
              <table:table-cell office:value-type="float" office:value="0.360635">
                <text:p>0.360635</text:p>
              </table:table-cell>
              <table:table-cell office:value-type="float" office:value="0.466667">
                <text:p>0.466667</text:p>
              </table:table-cell>
              <table:table-cell office:value-type="float" office:value="0.605714">
                <text:p>0.605714</text:p>
              </table:table-cell>
              <table:table-cell office:value-type="float" office:value="0.674921">
                <text:p>0.67492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8413">
                <text:p>0.698413</text:p>
              </table:table-cell>
              <table:table-cell office:value-type="float" office:value="0.72381">
                <text:p>0.72381</text:p>
              </table:table-cell>
              <table:table-cell office:value-type="float" office:value="0.517778">
                <text:p>0.51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3175">
                <text:p>0.323175</text:p>
              </table:table-cell>
              <table:table-cell office:value-type="float" office:value="0.333333">
                <text:p>0.333333</text:p>
              </table:table-cell>
              <table:table-cell office:value-type="float" office:value="0.342222">
                <text:p>0.342222</text:p>
              </table:table-cell>
              <table:table-cell office:value-type="float" office:value="0.418413">
                <text:p>0.418413</text:p>
              </table:table-cell>
              <table:table-cell office:value-type="float" office:value="0.591111">
                <text:p>0.591111</text:p>
              </table:table-cell>
              <table:table-cell office:value-type="float" office:value="0.659683">
                <text:p>0.659683</text:p>
              </table:table-cell>
              <table:table-cell office:value-type="float" office:value="0.681905">
                <text:p>0.68190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8413">
                <text:p>0.698413</text:p>
              </table:table-cell>
              <table:table-cell office:value-type="float" office:value="0.72381">
                <text:p>0.72381</text:p>
              </table:table-cell>
              <table:table-cell office:value-type="float" office:value="0.541968">
                <text:p>0.5419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05397">
                <text:p>0.305397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302">
                <text:p>0.347302</text:p>
              </table:table-cell>
              <table:table-cell office:value-type="float" office:value="0.434921">
                <text:p>0.434921</text:p>
              </table:table-cell>
              <table:table-cell office:value-type="float" office:value="0.601905">
                <text:p>0.601905</text:p>
              </table:table-cell>
              <table:table-cell office:value-type="float" office:value="0.658413">
                <text:p>0.658413</text:p>
              </table:table-cell>
              <table:table-cell office:value-type="float" office:value="0.68127">
                <text:p>0.68127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5873">
                <text:p>0.695873</text:p>
              </table:table-cell>
              <table:table-cell office:value-type="float" office:value="0.72381">
                <text:p>0.72381</text:p>
              </table:table-cell>
              <table:table-cell office:value-type="float" office:value="0.542984">
                <text:p>0.5429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26349">
                <text:p>0.32634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587">
                <text:p>0.341587</text:p>
              </table:table-cell>
              <table:table-cell office:value-type="float" office:value="0.377143">
                <text:p>0.377143</text:p>
              </table:table-cell>
              <table:table-cell office:value-type="float" office:value="0.573968">
                <text:p>0.573968</text:p>
              </table:table-cell>
              <table:table-cell office:value-type="float" office:value="0.64381">
                <text:p>0.64381</text:p>
              </table:table-cell>
              <table:table-cell office:value-type="float" office:value="0.669841">
                <text:p>0.669841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93333">
                <text:p>0.693333</text:p>
              </table:table-cell>
              <table:table-cell office:value-type="float" office:value="0.72381">
                <text:p>0.72381</text:p>
              </table:table-cell>
              <table:table-cell office:value-type="float" office:value="0.532889">
                <text:p>0.532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0159">
                <text:p>0.33015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8571">
                <text:p>0.348571</text:p>
              </table:table-cell>
              <table:table-cell office:value-type="float" office:value="0.43619">
                <text:p>0.43619</text:p>
              </table:table-cell>
              <table:table-cell office:value-type="float" office:value="0.598095">
                <text:p>0.598095</text:p>
              </table:table-cell>
              <table:table-cell office:value-type="float" office:value="0.644444">
                <text:p>0.644444</text:p>
              </table:table-cell>
              <table:table-cell office:value-type="float" office:value="0.675556">
                <text:p>0.67555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3333">
                <text:p>0.693333</text:p>
              </table:table-cell>
              <table:table-cell office:value-type="float" office:value="0.72381">
                <text:p>0.72381</text:p>
              </table:table-cell>
              <table:table-cell office:value-type="float" office:value="0.543111">
                <text:p>0.5431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5079">
                <text:p>0.32507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841">
                <text:p>0.349841</text:p>
              </table:table-cell>
              <table:table-cell office:value-type="float" office:value="0.466032">
                <text:p>0.466032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71746">
                <text:p>0.671746</text:p>
              </table:table-cell>
              <table:table-cell office:value-type="float" office:value="0.683175">
                <text:p>0.683175</text:p>
              </table:table-cell>
              <table:table-cell office:value-type="float" office:value="0.685714">
                <text:p>0.685714</text:p>
              </table:table-cell>
              <table:table-cell office:value-type="float" office:value="0.693333">
                <text:p>0.693333</text:p>
              </table:table-cell>
              <table:table-cell office:value-type="float" office:value="0.72381">
                <text:p>0.72381</text:p>
              </table:table-cell>
              <table:table-cell office:value-type="float" office:value="0.544825">
                <text:p>0.5448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6349">
                <text:p>0.32634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937">
                <text:p>0.347937</text:p>
              </table:table-cell>
              <table:table-cell office:value-type="float" office:value="0.424127">
                <text:p>0.424127</text:p>
              </table:table-cell>
              <table:table-cell office:value-type="float" office:value="0.554921">
                <text:p>0.554921</text:p>
              </table:table-cell>
              <table:table-cell office:value-type="float" office:value="0.63873">
                <text:p>0.63873</text:p>
              </table:table-cell>
              <table:table-cell office:value-type="float" office:value="0.674286">
                <text:p>0.674286</text:p>
              </table:table-cell>
              <table:table-cell office:value-type="float" office:value="0.685079">
                <text:p>0.685079</text:p>
              </table:table-cell>
              <table:table-cell office:value-type="float" office:value="0.685714">
                <text:p>0.685714</text:p>
              </table:table-cell>
              <table:table-cell office:value-type="float" office:value="0.703492">
                <text:p>0.703492</text:p>
              </table:table-cell>
              <table:table-cell office:value-type="float" office:value="0.819048">
                <text:p>0.819048</text:p>
              </table:table-cell>
              <table:table-cell office:value-type="float" office:value="0.537397">
                <text:p>0.5373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9524">
                <text:p>0.329524</text:p>
              </table:table-cell>
              <table:table-cell office:value-type="float" office:value="0.334603">
                <text:p>0.334603</text:p>
              </table:table-cell>
              <table:table-cell office:value-type="float" office:value="0.382222">
                <text:p>0.382222</text:p>
              </table:table-cell>
              <table:table-cell office:value-type="float" office:value="0.530794">
                <text:p>0.530794</text:p>
              </table:table-cell>
              <table:table-cell office:value-type="float" office:value="0.628571">
                <text:p>0.628571</text:p>
              </table:table-cell>
              <table:table-cell office:value-type="float" office:value="0.667302">
                <text:p>0.667302</text:p>
              </table:table-cell>
              <table:table-cell office:value-type="float" office:value="0.680635">
                <text:p>0.68063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1746">
                <text:p>0.71746</text:p>
              </table:table-cell>
              <table:table-cell office:value-type="float" office:value="0.819048">
                <text:p>0.819048</text:p>
              </table:table-cell>
              <table:table-cell office:value-type="float" office:value="0.564254">
                <text:p>0.5642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0794">
                <text:p>0.330794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937">
                <text:p>0.347937</text:p>
              </table:table-cell>
              <table:table-cell office:value-type="float" office:value="0.455238">
                <text:p>0.455238</text:p>
              </table:table-cell>
              <table:table-cell office:value-type="float" office:value="0.6">
                <text:p>0.6</text:p>
              </table:table-cell>
              <table:table-cell office:value-type="float" office:value="0.664762">
                <text:p>0.664762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32698">
                <text:p>0.732698</text:p>
              </table:table-cell>
              <table:table-cell office:value-type="float" office:value="0.819048">
                <text:p>0.819048</text:p>
              </table:table-cell>
              <table:table-cell office:value-type="float" office:value="0.551429">
                <text:p>0.5514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2063">
                <text:p>0.332063</text:p>
              </table:table-cell>
              <table:table-cell office:value-type="float" office:value="0.333333">
                <text:p>0.333333</text:p>
              </table:table-cell>
              <table:table-cell office:value-type="float" office:value="0.370794">
                <text:p>0.370794</text:p>
              </table:table-cell>
              <table:table-cell office:value-type="float" office:value="0.511746">
                <text:p>0.511746</text:p>
              </table:table-cell>
              <table:table-cell office:value-type="float" office:value="0.619683">
                <text:p>0.619683</text:p>
              </table:table-cell>
              <table:table-cell office:value-type="float" office:value="0.660317">
                <text:p>0.660317</text:p>
              </table:table-cell>
              <table:table-cell office:value-type="float" office:value="0.67619">
                <text:p>0.67619</text:p>
              </table:table-cell>
              <table:table-cell office:value-type="float" office:value="0.683175">
                <text:p>0.683175</text:p>
              </table:table-cell>
              <table:table-cell office:value-type="float" office:value="0.685714">
                <text:p>0.685714</text:p>
              </table:table-cell>
              <table:table-cell office:value-type="float" office:value="0.753016">
                <text:p>0.753016</text:p>
              </table:table-cell>
              <table:table-cell office:value-type="float" office:value="0.904762">
                <text:p>0.904762</text:p>
              </table:table-cell>
              <table:table-cell office:value-type="float" office:value="0.562603">
                <text:p>0.5626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7143">
                <text:p>0.297143</text:p>
              </table:table-cell>
              <table:table-cell office:value-type="float" office:value="0.336508">
                <text:p>0.336508</text:p>
              </table:table-cell>
              <table:table-cell office:value-type="float" office:value="0.386032">
                <text:p>0.386032</text:p>
              </table:table-cell>
              <table:table-cell office:value-type="float" office:value="0.581587">
                <text:p>0.581587</text:p>
              </table:table-cell>
              <table:table-cell office:value-type="float" office:value="0.64381">
                <text:p>0.64381</text:p>
              </table:table-cell>
              <table:table-cell office:value-type="float" office:value="0.672381">
                <text:p>0.672381</text:p>
              </table:table-cell>
              <table:table-cell office:value-type="float" office:value="0.67873">
                <text:p>0.67873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63175">
                <text:p>0.763175</text:p>
              </table:table-cell>
              <table:table-cell office:value-type="float" office:value="0.904762">
                <text:p>0.904762</text:p>
              </table:table-cell>
              <table:table-cell office:value-type="float" office:value="0.573079">
                <text:p>0.5730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0794">
                <text:p>0.330794</text:p>
              </table:table-cell>
              <table:table-cell office:value-type="float" office:value="0.337778">
                <text:p>0.337778</text:p>
              </table:table-cell>
              <table:table-cell office:value-type="float" office:value="0.412063">
                <text:p>0.412063</text:p>
              </table:table-cell>
              <table:table-cell office:value-type="float" office:value="0.582222">
                <text:p>0.582222</text:p>
              </table:table-cell>
              <table:table-cell office:value-type="float" office:value="0.63873">
                <text:p>0.63873</text:p>
              </table:table-cell>
              <table:table-cell office:value-type="float" office:value="0.666032">
                <text:p>0.666032</text:p>
              </table:table-cell>
              <table:table-cell office:value-type="float" office:value="0.67873">
                <text:p>0.67873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61905">
                <text:p>0.761905</text:p>
              </table:table-cell>
              <table:table-cell office:value-type="float" office:value="0.904762">
                <text:p>0.904762</text:p>
              </table:table-cell>
              <table:table-cell office:value-type="float" office:value="0.577968">
                <text:p>0.5779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1429">
                <text:p>0.331429</text:p>
              </table:table-cell>
              <table:table-cell office:value-type="float" office:value="0.335873">
                <text:p>0.335873</text:p>
              </table:table-cell>
              <table:table-cell office:value-type="float" office:value="0.421587">
                <text:p>0.421587</text:p>
              </table:table-cell>
              <table:table-cell office:value-type="float" office:value="0.604444">
                <text:p>0.604444</text:p>
              </table:table-cell>
              <table:table-cell office:value-type="float" office:value="0.645714">
                <text:p>0.645714</text:p>
              </table:table-cell>
              <table:table-cell office:value-type="float" office:value="0.669841">
                <text:p>0.669841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5873">
                <text:p>0.75873</text:p>
              </table:table-cell>
              <table:table-cell office:value-type="float" office:value="0.904762">
                <text:p>0.904762</text:p>
              </table:table-cell>
              <table:table-cell office:value-type="float" office:value="0.581714">
                <text:p>0.5817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1429">
                <text:p>0.331429</text:p>
              </table:table-cell>
              <table:table-cell office:value-type="float" office:value="0.337143">
                <text:p>0.337143</text:p>
              </table:table-cell>
              <table:table-cell office:value-type="float" office:value="0.399365">
                <text:p>0.399365</text:p>
              </table:table-cell>
              <table:table-cell office:value-type="float" office:value="0.586667">
                <text:p>0.586667</text:p>
              </table:table-cell>
              <table:table-cell office:value-type="float" office:value="0.659683">
                <text:p>0.659683</text:p>
              </table:table-cell>
              <table:table-cell office:value-type="float" office:value="0.673016">
                <text:p>0.673016</text:p>
              </table:table-cell>
              <table:table-cell office:value-type="float" office:value="0.681905">
                <text:p>0.68190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87302">
                <text:p>0.78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582794">
                <text:p>0.5827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32063">
                <text:p>0.332063</text:p>
              </table:table-cell>
              <table:table-cell office:value-type="float" office:value="0.356825">
                <text:p>0.356825</text:p>
              </table:table-cell>
              <table:table-cell office:value-type="float" office:value="0.459048">
                <text:p>0.459048</text:p>
              </table:table-cell>
              <table:table-cell office:value-type="float" office:value="0.603175">
                <text:p>0.603175</text:p>
              </table:table-cell>
              <table:table-cell office:value-type="float" office:value="0.668571">
                <text:p>0.668571</text:p>
              </table:table-cell>
              <table:table-cell office:value-type="float" office:value="0.68">
                <text:p>0.68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0381">
                <text:p>0.80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596063">
                <text:p>0.5960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381">
                <text:p>0.32381</text:p>
              </table:table-cell>
              <table:table-cell office:value-type="float" office:value="0.346032">
                <text:p>0.346032</text:p>
              </table:table-cell>
              <table:table-cell office:value-type="float" office:value="0.44254">
                <text:p>0.44254</text:p>
              </table:table-cell>
              <table:table-cell office:value-type="float" office:value="0.621587">
                <text:p>0.621587</text:p>
              </table:table-cell>
              <table:table-cell office:value-type="float" office:value="0.672381">
                <text:p>0.672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27302">
                <text:p>0.82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597651">
                <text:p>0.5976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2857">
                <text:p>0.342857</text:p>
              </table:table-cell>
              <table:table-cell office:value-type="float" office:value="0.433016">
                <text:p>0.433016</text:p>
              </table:table-cell>
              <table:table-cell office:value-type="float" office:value="0.587302">
                <text:p>0.587302</text:p>
              </table:table-cell>
              <table:table-cell office:value-type="float" office:value="0.665397">
                <text:p>0.665397</text:p>
              </table:table-cell>
              <table:table-cell office:value-type="float" office:value="0.685079">
                <text:p>0.685079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24762">
                <text:p>0.8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592889">
                <text:p>0.5928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3333">
                <text:p>0.333333</text:p>
              </table:table-cell>
              <table:table-cell office:value-type="float" office:value="0.375873">
                <text:p>0.375873</text:p>
              </table:table-cell>
              <table:table-cell office:value-type="float" office:value="0.513016">
                <text:p>0.513016</text:p>
              </table:table-cell>
              <table:table-cell office:value-type="float" office:value="0.641905">
                <text:p>0.641905</text:p>
              </table:table-cell>
              <table:table-cell office:value-type="float" office:value="0.67619">
                <text:p>0.67619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95556">
                <text:p>0.795556</text:p>
              </table:table-cell>
              <table:table-cell office:value-type="float" office:value="0.933333">
                <text:p>0.933333</text:p>
              </table:table-cell>
              <table:table-cell office:value-type="float" office:value="0.607873">
                <text:p>0.6078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33333">
                <text:p>0.333333</text:p>
              </table:table-cell>
              <table:table-cell office:value-type="float" office:value="0.370794">
                <text:p>0.370794</text:p>
              </table:table-cell>
              <table:table-cell office:value-type="float" office:value="0.488254">
                <text:p>0.488254</text:p>
              </table:table-cell>
              <table:table-cell office:value-type="float" office:value="0.631746">
                <text:p>0.631746</text:p>
              </table:table-cell>
              <table:table-cell office:value-type="float" office:value="0.674921">
                <text:p>0.67492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28571">
                <text:p>0.8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607048">
                <text:p>0.6070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4603">
                <text:p>0.334603</text:p>
              </table:table-cell>
              <table:table-cell office:value-type="float" office:value="0.374603">
                <text:p>0.374603</text:p>
              </table:table-cell>
              <table:table-cell office:value-type="float" office:value="0.473651">
                <text:p>0.473651</text:p>
              </table:table-cell>
              <table:table-cell office:value-type="float" office:value="0.617778">
                <text:p>0.617778</text:p>
              </table:table-cell>
              <table:table-cell office:value-type="float" office:value="0.674286">
                <text:p>0.67428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4254">
                <text:p>0.84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606032">
                <text:p>0.6060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6825">
                <text:p>0.356825</text:p>
              </table:table-cell>
              <table:table-cell office:value-type="float" office:value="0.438095">
                <text:p>0.438095</text:p>
              </table:table-cell>
              <table:table-cell office:value-type="float" office:value="0.572698">
                <text:p>0.572698</text:p>
              </table:table-cell>
              <table:table-cell office:value-type="float" office:value="0.664762">
                <text:p>0.664762</text:p>
              </table:table-cell>
              <table:table-cell office:value-type="float" office:value="0.681905">
                <text:p>0.68190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45714">
                <text:p>0.84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595048">
                <text:p>0.5950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33333">
                <text:p>0.333333</text:p>
              </table:table-cell>
              <table:table-cell office:value-type="float" office:value="0.350476">
                <text:p>0.350476</text:p>
              </table:table-cell>
              <table:table-cell office:value-type="float" office:value="0.443175">
                <text:p>0.443175</text:p>
              </table:table-cell>
              <table:table-cell office:value-type="float" office:value="0.621587">
                <text:p>0.621587</text:p>
              </table:table-cell>
              <table:table-cell office:value-type="float" office:value="0.674286">
                <text:p>0.67428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79365">
                <text:p>0.879365</text:p>
              </table:table-cell>
              <table:table-cell office:value-type="float" office:value="0.942857">
                <text:p>0.942857</text:p>
              </table:table-cell>
              <table:table-cell office:value-type="float" office:value="0.604508">
                <text:p>0.6045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5873">
                <text:p>0.335873</text:p>
              </table:table-cell>
              <table:table-cell office:value-type="float" office:value="0.36127">
                <text:p>0.36127</text:p>
              </table:table-cell>
              <table:table-cell office:value-type="float" office:value="0.530794">
                <text:p>0.530794</text:p>
              </table:table-cell>
              <table:table-cell office:value-type="float" office:value="0.662222">
                <text:p>0.662222</text:p>
              </table:table-cell>
              <table:table-cell office:value-type="float" office:value="0.680635">
                <text:p>0.68063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97143">
                <text:p>0.89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621079">
                <text:p>0.6210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32063">
                <text:p>0.332063</text:p>
              </table:table-cell>
              <table:table-cell office:value-type="float" office:value="0.410794">
                <text:p>0.410794</text:p>
              </table:table-cell>
              <table:table-cell office:value-type="float" office:value="0.624762">
                <text:p>0.624762</text:p>
              </table:table-cell>
              <table:table-cell office:value-type="float" office:value="0.669206">
                <text:p>0.669206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7302">
                <text:p>0.707302</text:p>
              </table:table-cell>
              <table:table-cell office:value-type="float" office:value="0.91746">
                <text:p>0.91746</text:p>
              </table:table-cell>
              <table:table-cell office:value-type="float" office:value="0.942857">
                <text:p>0.942857</text:p>
              </table:table-cell>
              <table:table-cell office:value-type="float" office:value="0.640254">
                <text:p>0.6402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51111">
                <text:p>0.351111</text:p>
              </table:table-cell>
              <table:table-cell office:value-type="float" office:value="0.573333">
                <text:p>0.573333</text:p>
              </table:table-cell>
              <table:table-cell office:value-type="float" office:value="0.670476">
                <text:p>0.670476</text:p>
              </table:table-cell>
              <table:table-cell office:value-type="float" office:value="0.685079">
                <text:p>0.685079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04444">
                <text:p>0.804444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676444">
                <text:p>0.676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5746">
                <text:p>0.35746</text:p>
              </table:table-cell>
              <table:table-cell office:value-type="float" office:value="0.591746">
                <text:p>0.591746</text:p>
              </table:table-cell>
              <table:table-cell office:value-type="float" office:value="0.666032">
                <text:p>0.666032</text:p>
              </table:table-cell>
              <table:table-cell office:value-type="float" office:value="0.684444">
                <text:p>0.68444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49841">
                <text:p>0.749841</text:p>
              </table:table-cell>
              <table:table-cell office:value-type="float" office:value="0.934603">
                <text:p>0.934603</text:p>
              </table:table-cell>
              <table:table-cell office:value-type="float" office:value="0.952381">
                <text:p>0.952381</text:p>
              </table:table-cell>
              <table:table-cell office:value-type="float" office:value="0.672698">
                <text:p>0.67269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41587">
                <text:p>0.341587</text:p>
              </table:table-cell>
              <table:table-cell office:value-type="float" office:value="0.586032">
                <text:p>0.586032</text:p>
              </table:table-cell>
              <table:table-cell office:value-type="float" office:value="0.659048">
                <text:p>0.659048</text:p>
              </table:table-cell>
              <table:table-cell office:value-type="float" office:value="0.679365">
                <text:p>0.67936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5619">
                <text:p>0.75619</text:p>
              </table:table-cell>
              <table:table-cell office:value-type="float" office:value="0.935873">
                <text:p>0.935873</text:p>
              </table:table-cell>
              <table:table-cell office:value-type="float" office:value="0.952381">
                <text:p>0.952381</text:p>
              </table:table-cell>
              <table:table-cell office:value-type="float" office:value="0.670095">
                <text:p>0.670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9365">
                <text:p>0.359365</text:p>
              </table:table-cell>
              <table:table-cell office:value-type="float" office:value="0.612063">
                <text:p>0.612063</text:p>
              </table:table-cell>
              <table:table-cell office:value-type="float" office:value="0.661587">
                <text:p>0.661587</text:p>
              </table:table-cell>
              <table:table-cell office:value-type="float" office:value="0.68127">
                <text:p>0.68127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68889">
                <text:p>0.768889</text:p>
              </table:table-cell>
              <table:table-cell office:value-type="float" office:value="0.940317">
                <text:p>0.940317</text:p>
              </table:table-cell>
              <table:table-cell office:value-type="float" office:value="0.952381">
                <text:p>0.952381</text:p>
              </table:table-cell>
              <table:table-cell office:value-type="float" office:value="0.676635">
                <text:p>0.6766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7143">
                <text:p>0.337143</text:p>
              </table:table-cell>
              <table:table-cell office:value-type="float" office:value="0.469841">
                <text:p>0.469841</text:p>
              </table:table-cell>
              <table:table-cell office:value-type="float" office:value="0.641905">
                <text:p>0.641905</text:p>
              </table:table-cell>
              <table:table-cell office:value-type="float" office:value="0.665397">
                <text:p>0.665397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9206">
                <text:p>0.709206</text:p>
              </table:table-cell>
              <table:table-cell office:value-type="float" office:value="0.919365">
                <text:p>0.919365</text:p>
              </table:table-cell>
              <table:table-cell office:value-type="float" office:value="0.952381">
                <text:p>0.952381</text:p>
              </table:table-cell>
              <table:table-cell office:value-type="float" office:value="0.648571">
                <text:p>0.64857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40317">
                <text:p>0.340317</text:p>
              </table:table-cell>
              <table:table-cell office:value-type="float" office:value="0.526349">
                <text:p>0.526349</text:p>
              </table:table-cell>
              <table:table-cell office:value-type="float" office:value="0.646984">
                <text:p>0.646984</text:p>
              </table:table-cell>
              <table:table-cell office:value-type="float" office:value="0.665397">
                <text:p>0.665397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01905">
                <text:p>0.801905</text:p>
              </table:table-cell>
              <table:table-cell office:value-type="float" office:value="0.937778">
                <text:p>0.937778</text:p>
              </table:table-cell>
              <table:table-cell office:value-type="float" office:value="0.952381">
                <text:p>0.952381</text:p>
              </table:table-cell>
              <table:table-cell office:value-type="float" office:value="0.666159">
                <text:p>0.66615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20317">
                <text:p>0.420317</text:p>
              </table:table-cell>
              <table:table-cell office:value-type="float" office:value="0.638095">
                <text:p>0.638095</text:p>
              </table:table-cell>
              <table:table-cell office:value-type="float" office:value="0.648889">
                <text:p>0.648889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0159">
                <text:p>0.690159</text:p>
              </table:table-cell>
              <table:table-cell office:value-type="float" office:value="0.867302">
                <text:p>0.86730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694286">
                <text:p>0.69428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34921">
                <text:p>0.434921</text:p>
              </table:table-cell>
              <table:table-cell office:value-type="float" office:value="0.638095">
                <text:p>0.638095</text:p>
              </table:table-cell>
              <table:table-cell office:value-type="float" office:value="0.653968">
                <text:p>0.653968</text:p>
              </table:table-cell>
              <table:table-cell office:value-type="float" office:value="0.681905">
                <text:p>0.68190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820952">
                <text:p>0.820952</text:p>
              </table:table-cell>
              <table:table-cell office:value-type="float" office:value="0.939683">
                <text:p>0.939683</text:p>
              </table:table-cell>
              <table:table-cell office:value-type="float" office:value="0.952381">
                <text:p>0.952381</text:p>
              </table:table-cell>
              <table:table-cell office:value-type="float" office:value="0.691238">
                <text:p>0.6912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10159">
                <text:p>0.410159</text:p>
              </table:table-cell>
              <table:table-cell office:value-type="float" office:value="0.636825">
                <text:p>0.636825</text:p>
              </table:table-cell>
              <table:table-cell office:value-type="float" office:value="0.662857">
                <text:p>0.662857</text:p>
              </table:table-cell>
              <table:table-cell office:value-type="float" office:value="0.683175">
                <text:p>0.68317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6667">
                <text:p>0.706667</text:p>
              </table:table-cell>
              <table:table-cell office:value-type="float" office:value="0.884444">
                <text:p>0.884444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698222">
                <text:p>0.6982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75873">
                <text:p>0.375873</text:p>
              </table:table-cell>
              <table:table-cell office:value-type="float" office:value="0.618413">
                <text:p>0.618413</text:p>
              </table:table-cell>
              <table:table-cell office:value-type="float" office:value="0.655238">
                <text:p>0.655238</text:p>
              </table:table-cell>
              <table:table-cell office:value-type="float" office:value="0.683175">
                <text:p>0.68317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6349">
                <text:p>0.686349</text:p>
              </table:table-cell>
              <table:table-cell office:value-type="float" office:value="0.859048">
                <text:p>0.859048</text:p>
              </table:table-cell>
              <table:table-cell office:value-type="float" office:value="0.941587">
                <text:p>0.941587</text:p>
              </table:table-cell>
              <table:table-cell office:value-type="float" office:value="0.952381">
                <text:p>0.952381</text:p>
              </table:table-cell>
              <table:table-cell office:value-type="float" office:value="0.687683">
                <text:p>0.6876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08889">
                <text:p>0.408889</text:p>
              </table:table-cell>
              <table:table-cell office:value-type="float" office:value="0.622857">
                <text:p>0.622857</text:p>
              </table:table-cell>
              <table:table-cell office:value-type="float" office:value="0.652063">
                <text:p>0.652063</text:p>
              </table:table-cell>
              <table:table-cell office:value-type="float" office:value="0.680635">
                <text:p>0.68063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8413">
                <text:p>0.698413</text:p>
              </table:table-cell>
              <table:table-cell office:value-type="float" office:value="0.852063">
                <text:p>0.852063</text:p>
              </table:table-cell>
              <table:table-cell office:value-type="float" office:value="0.937778">
                <text:p>0.937778</text:p>
              </table:table-cell>
              <table:table-cell office:value-type="float" office:value="0.952381">
                <text:p>0.952381</text:p>
              </table:table-cell>
              <table:table-cell office:value-type="float" office:value="0.690984">
                <text:p>0.6909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83175">
                <text:p>0.483175</text:p>
              </table:table-cell>
              <table:table-cell office:value-type="float" office:value="0.645714">
                <text:p>0.645714</text:p>
              </table:table-cell>
              <table:table-cell office:value-type="float" office:value="0.660317">
                <text:p>0.660317</text:p>
              </table:table-cell>
              <table:table-cell office:value-type="float" office:value="0.683175">
                <text:p>0.68317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20635">
                <text:p>0.720635</text:p>
              </table:table-cell>
              <table:table-cell office:value-type="float" office:value="0.897778">
                <text:p>0.89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709079">
                <text:p>0.7090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34603">
                <text:p>0.534603</text:p>
              </table:table-cell>
              <table:table-cell office:value-type="float" office:value="0.647619">
                <text:p>0.647619</text:p>
              </table:table-cell>
              <table:table-cell office:value-type="float" office:value="0.667937">
                <text:p>0.667937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0159">
                <text:p>0.690159</text:p>
              </table:table-cell>
              <table:table-cell office:value-type="float" office:value="0.84381">
                <text:p>0.84381</text:p>
              </table:table-cell>
              <table:table-cell office:value-type="float" office:value="0.939048">
                <text:p>0.9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706603">
                <text:p>0.7066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54603">
                <text:p>0.454603</text:p>
              </table:table-cell>
              <table:table-cell office:value-type="float" office:value="0.63746">
                <text:p>0.63746</text:p>
              </table:table-cell>
              <table:table-cell office:value-type="float" office:value="0.662857">
                <text:p>0.662857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6349">
                <text:p>0.686349</text:p>
              </table:table-cell>
              <table:table-cell office:value-type="float" office:value="0.740317">
                <text:p>0.740317</text:p>
              </table:table-cell>
              <table:table-cell office:value-type="float" office:value="0.891429">
                <text:p>0.891429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707238">
                <text:p>0.7072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60317">
                <text:p>0.460317</text:p>
              </table:table-cell>
              <table:table-cell office:value-type="float" office:value="0.644444">
                <text:p>0.644444</text:p>
              </table:table-cell>
              <table:table-cell office:value-type="float" office:value="0.657778">
                <text:p>0.657778</text:p>
              </table:table-cell>
              <table:table-cell office:value-type="float" office:value="0.681905">
                <text:p>0.68190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46667">
                <text:p>0.746667</text:p>
              </table:table-cell>
              <table:table-cell office:value-type="float" office:value="0.935873">
                <text:p>0.935873</text:p>
              </table:table-cell>
              <table:table-cell office:value-type="float" office:value="0.952381">
                <text:p>0.952381</text:p>
              </table:table-cell>
              <table:table-cell office:value-type="float" office:value="0.686984">
                <text:p>0.6869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02857">
                <text:p>0.502857</text:p>
              </table:table-cell>
              <table:table-cell office:value-type="float" office:value="0.645714">
                <text:p>0.645714</text:p>
              </table:table-cell>
              <table:table-cell office:value-type="float" office:value="0.669206">
                <text:p>0.66920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4127">
                <text:p>0.704127</text:p>
              </table:table-cell>
              <table:table-cell office:value-type="float" office:value="0.768254">
                <text:p>0.768254</text:p>
              </table:table-cell>
              <table:table-cell office:value-type="float" office:value="0.936508">
                <text:p>0.936508</text:p>
              </table:table-cell>
              <table:table-cell office:value-type="float" office:value="0.952381">
                <text:p>0.952381</text:p>
              </table:table-cell>
              <table:table-cell office:value-type="float" office:value="0.696952">
                <text:p>0.6969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1746">
                <text:p>0.391746</text:p>
              </table:table-cell>
              <table:table-cell office:value-type="float" office:value="0.603175">
                <text:p>0.603175</text:p>
              </table:table-cell>
              <table:table-cell office:value-type="float" office:value="0.652698">
                <text:p>0.652698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1873">
                <text:p>0.71873</text:p>
              </table:table-cell>
              <table:table-cell office:value-type="float" office:value="0.805079">
                <text:p>0.805079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684762">
                <text:p>0.68476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07619">
                <text:p>0.407619</text:p>
              </table:table-cell>
              <table:table-cell office:value-type="float" office:value="0.60254">
                <text:p>0.60254</text:p>
              </table:table-cell>
              <table:table-cell office:value-type="float" office:value="0.653333">
                <text:p>0.653333</text:p>
              </table:table-cell>
              <table:table-cell office:value-type="float" office:value="0.68">
                <text:p>0.68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1587">
                <text:p>0.701587</text:p>
              </table:table-cell>
              <table:table-cell office:value-type="float" office:value="0.780317">
                <text:p>0.780317</text:p>
              </table:table-cell>
              <table:table-cell office:value-type="float" office:value="0.898413">
                <text:p>0.898413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703873">
                <text:p>0.7038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67302">
                <text:p>0.467302</text:p>
              </table:table-cell>
              <table:table-cell office:value-type="float" office:value="0.647619">
                <text:p>0.647619</text:p>
              </table:table-cell>
              <table:table-cell office:value-type="float" office:value="0.672381">
                <text:p>0.672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15556">
                <text:p>0.715556</text:p>
              </table:table-cell>
              <table:table-cell office:value-type="float" office:value="0.816508">
                <text:p>0.816508</text:p>
              </table:table-cell>
              <table:table-cell office:value-type="float" office:value="0.907302">
                <text:p>0.907302</text:p>
              </table:table-cell>
              <table:table-cell office:value-type="float" office:value="0.942222">
                <text:p>0.942222</text:p>
              </table:table-cell>
              <table:table-cell office:value-type="float" office:value="0.952381">
                <text:p>0.952381</text:p>
              </table:table-cell>
              <table:table-cell office:value-type="float" office:value="0.722603">
                <text:p>0.7226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86984">
                <text:p>0.486984</text:p>
              </table:table-cell>
              <table:table-cell office:value-type="float" office:value="0.650794">
                <text:p>0.650794</text:p>
              </table:table-cell>
              <table:table-cell office:value-type="float" office:value="0.68">
                <text:p>0.68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11111">
                <text:p>0.711111</text:p>
              </table:table-cell>
              <table:table-cell office:value-type="float" office:value="0.819048">
                <text:p>0.819048</text:p>
              </table:table-cell>
              <table:table-cell office:value-type="float" office:value="0.920635">
                <text:p>0.920635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727238">
                <text:p>0.7272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58413">
                <text:p>0.458413</text:p>
              </table:table-cell>
              <table:table-cell office:value-type="float" office:value="0.646984">
                <text:p>0.646984</text:p>
              </table:table-cell>
              <table:table-cell office:value-type="float" office:value="0.679365">
                <text:p>0.67936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7778">
                <text:p>0.697778</text:p>
              </table:table-cell>
              <table:table-cell office:value-type="float" office:value="0.772698">
                <text:p>0.772698</text:p>
              </table:table-cell>
              <table:table-cell office:value-type="float" office:value="0.860317">
                <text:p>0.860317</text:p>
              </table:table-cell>
              <table:table-cell office:value-type="float" office:value="0.92127">
                <text:p>0.9212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735556">
                <text:p>0.7355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00952">
                <text:p>0.500952</text:p>
              </table:table-cell>
              <table:table-cell office:value-type="float" office:value="0.652698">
                <text:p>0.652698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3333">
                <text:p>0.693333</text:p>
              </table:table-cell>
              <table:table-cell office:value-type="float" office:value="0.732063">
                <text:p>0.732063</text:p>
              </table:table-cell>
              <table:table-cell office:value-type="float" office:value="0.80381">
                <text:p>0.80381</text:p>
              </table:table-cell>
              <table:table-cell office:value-type="float" office:value="0.875556">
                <text:p>0.875556</text:p>
              </table:table-cell>
              <table:table-cell office:value-type="float" office:value="0.925714">
                <text:p>0.925714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750286">
                <text:p>0.7502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41587">
                <text:p>0.541587</text:p>
              </table:table-cell>
              <table:table-cell office:value-type="float" office:value="0.669841">
                <text:p>0.66984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2698">
                <text:p>0.692698</text:p>
              </table:table-cell>
              <table:table-cell office:value-type="float" office:value="0.729524">
                <text:p>0.729524</text:p>
              </table:table-cell>
              <table:table-cell office:value-type="float" office:value="0.791746">
                <text:p>0.791746</text:p>
              </table:table-cell>
              <table:table-cell office:value-type="float" office:value="0.866667">
                <text:p>0.866667</text:p>
              </table:table-cell>
              <table:table-cell office:value-type="float" office:value="0.925079">
                <text:p>0.925079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753524">
                <text:p>0.7535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24762">
                <text:p>0.424762</text:p>
              </table:table-cell>
              <table:table-cell office:value-type="float" office:value="0.671746">
                <text:p>0.67174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6508">
                <text:p>0.696508</text:p>
              </table:table-cell>
              <table:table-cell office:value-type="float" office:value="0.728889">
                <text:p>0.728889</text:p>
              </table:table-cell>
              <table:table-cell office:value-type="float" office:value="0.782857">
                <text:p>0.782857</text:p>
              </table:table-cell>
              <table:table-cell office:value-type="float" office:value="0.875556">
                <text:p>0.875556</text:p>
              </table:table-cell>
              <table:table-cell office:value-type="float" office:value="0.925079">
                <text:p>0.925079</text:p>
              </table:table-cell>
              <table:table-cell office:value-type="float" office:value="0.949841">
                <text:p>0.949841</text:p>
              </table:table-cell>
              <table:table-cell office:value-type="float" office:value="0.952381">
                <text:p>0.952381</text:p>
              </table:table-cell>
              <table:table-cell office:value-type="float" office:value="0.742667">
                <text:p>0.7426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34921">
                <text:p>0.434921</text:p>
              </table:table-cell>
              <table:table-cell office:value-type="float" office:value="0.654603">
                <text:p>0.654603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5873">
                <text:p>0.695873</text:p>
              </table:table-cell>
              <table:table-cell office:value-type="float" office:value="0.744762">
                <text:p>0.744762</text:p>
              </table:table-cell>
              <table:table-cell office:value-type="float" office:value="0.845714">
                <text:p>0.84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73054">
                <text:p>0.730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11746">
                <text:p>0.511746</text:p>
              </table:table-cell>
              <table:table-cell office:value-type="float" office:value="0.659683">
                <text:p>0.659683</text:p>
              </table:table-cell>
              <table:table-cell office:value-type="float" office:value="0.685079">
                <text:p>0.685079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0794">
                <text:p>0.690794</text:p>
              </table:table-cell>
              <table:table-cell office:value-type="float" office:value="0.751746">
                <text:p>0.751746</text:p>
              </table:table-cell>
              <table:table-cell office:value-type="float" office:value="0.834921">
                <text:p>0.834921</text:p>
              </table:table-cell>
              <table:table-cell office:value-type="float" office:value="0.920635">
                <text:p>0.920635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737651">
                <text:p>0.7376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75873">
                <text:p>0.575873</text:p>
              </table:table-cell>
              <table:table-cell office:value-type="float" office:value="0.676825">
                <text:p>0.67682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02222">
                <text:p>0.702222</text:p>
              </table:table-cell>
              <table:table-cell office:value-type="float" office:value="0.80127">
                <text:p>0.80127</text:p>
              </table:table-cell>
              <table:table-cell office:value-type="float" office:value="0.864127">
                <text:p>0.864127</text:p>
              </table:table-cell>
              <table:table-cell office:value-type="float" office:value="0.92254">
                <text:p>0.92254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755175">
                <text:p>0.7551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9619">
                <text:p>0.59619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20635">
                <text:p>0.720635</text:p>
              </table:table-cell>
              <table:table-cell office:value-type="float" office:value="0.825397">
                <text:p>0.825397</text:p>
              </table:table-cell>
              <table:table-cell office:value-type="float" office:value="0.88127">
                <text:p>0.88127</text:p>
              </table:table-cell>
              <table:table-cell office:value-type="float" office:value="0.913016">
                <text:p>0.913016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88127">
                <text:p>0.7881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4127">
                <text:p>0.64127</text:p>
              </table:table-cell>
              <table:table-cell office:value-type="float" office:value="0.684444">
                <text:p>0.684444</text:p>
              </table:table-cell>
              <table:table-cell office:value-type="float" office:value="0.685714">
                <text:p>0.685714</text:p>
              </table:table-cell>
              <table:table-cell office:value-type="float" office:value="0.694603">
                <text:p>0.694603</text:p>
              </table:table-cell>
              <table:table-cell office:value-type="float" office:value="0.792381">
                <text:p>0.792381</text:p>
              </table:table-cell>
              <table:table-cell office:value-type="float" office:value="0.853968">
                <text:p>0.853968</text:p>
              </table:table-cell>
              <table:table-cell office:value-type="float" office:value="0.898413">
                <text:p>0.898413</text:p>
              </table:table-cell>
              <table:table-cell office:value-type="float" office:value="0.928889">
                <text:p>0.928889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07683">
                <text:p>0.8076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15238">
                <text:p>0.615238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704127">
                <text:p>0.704127</text:p>
              </table:table-cell>
              <table:table-cell office:value-type="float" office:value="0.781587">
                <text:p>0.781587</text:p>
              </table:table-cell>
              <table:table-cell office:value-type="float" office:value="0.846349">
                <text:p>0.846349</text:p>
              </table:table-cell>
              <table:table-cell office:value-type="float" office:value="0.899683">
                <text:p>0.899683</text:p>
              </table:table-cell>
              <table:table-cell office:value-type="float" office:value="0.920635">
                <text:p>0.920635</text:p>
              </table:table-cell>
              <table:table-cell office:value-type="float" office:value="0.940952">
                <text:p>0.940952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802984">
                <text:p>0.80298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159">
                <text:p>0.610159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72381">
                <text:p>0.72381</text:p>
              </table:table-cell>
              <table:table-cell office:value-type="float" office:value="0.821587">
                <text:p>0.821587</text:p>
              </table:table-cell>
              <table:table-cell office:value-type="float" office:value="0.863492">
                <text:p>0.863492</text:p>
              </table:table-cell>
              <table:table-cell office:value-type="float" office:value="0.907302">
                <text:p>0.907302</text:p>
              </table:table-cell>
              <table:table-cell office:value-type="float" office:value="0.924444">
                <text:p>0.924444</text:p>
              </table:table-cell>
              <table:table-cell office:value-type="float" office:value="0.941587">
                <text:p>0.94158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811556">
                <text:p>0.81155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746">
                <text:p>0.59746</text:p>
              </table:table-cell>
              <table:table-cell office:value-type="float" office:value="0.684444">
                <text:p>0.684444</text:p>
              </table:table-cell>
              <table:table-cell office:value-type="float" office:value="0.696508">
                <text:p>0.696508</text:p>
              </table:table-cell>
              <table:table-cell office:value-type="float" office:value="0.804444">
                <text:p>0.804444</text:p>
              </table:table-cell>
              <table:table-cell office:value-type="float" office:value="0.852063">
                <text:p>0.852063</text:p>
              </table:table-cell>
              <table:table-cell office:value-type="float" office:value="0.892063">
                <text:p>0.892063</text:p>
              </table:table-cell>
              <table:table-cell office:value-type="float" office:value="0.916825">
                <text:p>0.916825</text:p>
              </table:table-cell>
              <table:table-cell office:value-type="float" office:value="0.932698">
                <text:p>0.932698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27365">
                <text:p>0.8273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84762">
                <text:p>0.584762</text:p>
              </table:table-cell>
              <table:table-cell office:value-type="float" office:value="0.688254">
                <text:p>0.688254</text:p>
              </table:table-cell>
              <table:table-cell office:value-type="float" office:value="0.733968">
                <text:p>0.733968</text:p>
              </table:table-cell>
              <table:table-cell office:value-type="float" office:value="0.834286">
                <text:p>0.834286</text:p>
              </table:table-cell>
              <table:table-cell office:value-type="float" office:value="0.875556">
                <text:p>0.875556</text:p>
              </table:table-cell>
              <table:table-cell office:value-type="float" office:value="0.902222">
                <text:p>0.902222</text:p>
              </table:table-cell>
              <table:table-cell office:value-type="float" office:value="0.91619">
                <text:p>0.91619</text:p>
              </table:table-cell>
              <table:table-cell office:value-type="float" office:value="0.928254">
                <text:p>0.928254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33016">
                <text:p>0.633016</text:p>
              </table:table-cell>
              <table:table-cell office:value-type="float" office:value="0.686984">
                <text:p>0.686984</text:p>
              </table:table-cell>
              <table:table-cell office:value-type="float" office:value="0.730794">
                <text:p>0.730794</text:p>
              </table:table-cell>
              <table:table-cell office:value-type="float" office:value="0.826667">
                <text:p>0.826667</text:p>
              </table:table-cell>
              <table:table-cell office:value-type="float" office:value="0.870476">
                <text:p>0.870476</text:p>
              </table:table-cell>
              <table:table-cell office:value-type="float" office:value="0.904127">
                <text:p>0.904127</text:p>
              </table:table-cell>
              <table:table-cell office:value-type="float" office:value="0.918095">
                <text:p>0.918095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839556">
                <text:p>0.83955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5238">
                <text:p>0.575238</text:p>
              </table:table-cell>
              <table:table-cell office:value-type="float" office:value="0.685714">
                <text:p>0.685714</text:p>
              </table:table-cell>
              <table:table-cell office:value-type="float" office:value="0.714921">
                <text:p>0.714921</text:p>
              </table:table-cell>
              <table:table-cell office:value-type="float" office:value="0.822222">
                <text:p>0.822222</text:p>
              </table:table-cell>
              <table:table-cell office:value-type="float" office:value="0.859683">
                <text:p>0.859683</text:p>
              </table:table-cell>
              <table:table-cell office:value-type="float" office:value="0.902857">
                <text:p>0.902857</text:p>
              </table:table-cell>
              <table:table-cell office:value-type="float" office:value="0.916825">
                <text:p>0.916825</text:p>
              </table:table-cell>
              <table:table-cell office:value-type="float" office:value="0.932063">
                <text:p>0.93206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830159">
                <text:p>0.8301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6825">
                <text:p>0.636825</text:p>
              </table:table-cell>
              <table:table-cell office:value-type="float" office:value="0.686984">
                <text:p>0.686984</text:p>
              </table:table-cell>
              <table:table-cell office:value-type="float" office:value="0.748571">
                <text:p>0.748571</text:p>
              </table:table-cell>
              <table:table-cell office:value-type="float" office:value="0.84">
                <text:p>0.84</text:p>
              </table:table-cell>
              <table:table-cell office:value-type="float" office:value="0.884444">
                <text:p>0.884444</text:p>
              </table:table-cell>
              <table:table-cell office:value-type="float" office:value="0.907302">
                <text:p>0.907302</text:p>
              </table:table-cell>
              <table:table-cell office:value-type="float" office:value="0.918095">
                <text:p>0.918095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84419">
                <text:p>0.844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43175">
                <text:p>0.643175</text:p>
              </table:table-cell>
              <table:table-cell office:value-type="float" office:value="0.698413">
                <text:p>0.698413</text:p>
              </table:table-cell>
              <table:table-cell office:value-type="float" office:value="0.789206">
                <text:p>0.789206</text:p>
              </table:table-cell>
              <table:table-cell office:value-type="float" office:value="0.848254">
                <text:p>0.848254</text:p>
              </table:table-cell>
              <table:table-cell office:value-type="float" office:value="0.88">
                <text:p>0.88</text:p>
              </table:table-cell>
              <table:table-cell office:value-type="float" office:value="0.906032">
                <text:p>0.906032</text:p>
              </table:table-cell>
              <table:table-cell office:value-type="float" office:value="0.914921">
                <text:p>0.914921</text:p>
              </table:table-cell>
              <table:table-cell office:value-type="float" office:value="0.92381">
                <text:p>0.92381</text:p>
              </table:table-cell>
              <table:table-cell office:value-type="float" office:value="0.940317">
                <text:p>0.94031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84946">
                <text:p>0.849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33651">
                <text:p>0.633651</text:p>
              </table:table-cell>
              <table:table-cell office:value-type="float" office:value="0.697778">
                <text:p>0.697778</text:p>
              </table:table-cell>
              <table:table-cell office:value-type="float" office:value="0.782222">
                <text:p>0.782222</text:p>
              </table:table-cell>
              <table:table-cell office:value-type="float" office:value="0.84381">
                <text:p>0.84381</text:p>
              </table:table-cell>
              <table:table-cell office:value-type="float" office:value="0.881905">
                <text:p>0.881905</text:p>
              </table:table-cell>
              <table:table-cell office:value-type="float" office:value="0.903492">
                <text:p>0.903492</text:p>
              </table:table-cell>
              <table:table-cell office:value-type="float" office:value="0.913651">
                <text:p>0.913651</text:p>
              </table:table-cell>
              <table:table-cell office:value-type="float" office:value="0.925079">
                <text:p>0.925079</text:p>
              </table:table-cell>
              <table:table-cell office:value-type="float" office:value="0.942222">
                <text:p>0.942222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847238">
                <text:p>0.84723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64127">
                <text:p>0.664127</text:p>
              </table:table-cell>
              <table:table-cell office:value-type="float" office:value="0.699683">
                <text:p>0.699683</text:p>
              </table:table-cell>
              <table:table-cell office:value-type="float" office:value="0.765714">
                <text:p>0.765714</text:p>
              </table:table-cell>
              <table:table-cell office:value-type="float" office:value="0.83873">
                <text:p>0.83873</text:p>
              </table:table-cell>
              <table:table-cell office:value-type="float" office:value="0.876825">
                <text:p>0.876825</text:p>
              </table:table-cell>
              <table:table-cell office:value-type="float" office:value="0.900952">
                <text:p>0.900952</text:p>
              </table:table-cell>
              <table:table-cell office:value-type="float" office:value="0.913016">
                <text:p>0.913016</text:p>
              </table:table-cell>
              <table:table-cell office:value-type="float" office:value="0.92381">
                <text:p>0.92381</text:p>
              </table:table-cell>
              <table:table-cell office:value-type="float" office:value="0.941587">
                <text:p>0.94158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847492">
                <text:p>0.8474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4254">
                <text:p>0.64254</text:p>
              </table:table-cell>
              <table:table-cell office:value-type="float" office:value="0.747937">
                <text:p>0.747937</text:p>
              </table:table-cell>
              <table:table-cell office:value-type="float" office:value="0.817778">
                <text:p>0.817778</text:p>
              </table:table-cell>
              <table:table-cell office:value-type="float" office:value="0.852063">
                <text:p>0.852063</text:p>
              </table:table-cell>
              <table:table-cell office:value-type="float" office:value="0.886984">
                <text:p>0.886984</text:p>
              </table:table-cell>
              <table:table-cell office:value-type="float" office:value="0.904127">
                <text:p>0.904127</text:p>
              </table:table-cell>
              <table:table-cell office:value-type="float" office:value="0.914921">
                <text:p>0.914921</text:p>
              </table:table-cell>
              <table:table-cell office:value-type="float" office:value="0.930159">
                <text:p>0.93015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841">
                <text:p>0.949841</text:p>
              </table:table-cell>
              <table:table-cell office:value-type="float" office:value="0.952381">
                <text:p>0.952381</text:p>
              </table:table-cell>
              <table:table-cell office:value-type="float" office:value="0.858921">
                <text:p>0.8589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33651">
                <text:p>0.633651</text:p>
              </table:table-cell>
              <table:table-cell office:value-type="float" office:value="0.713651">
                <text:p>0.713651</text:p>
              </table:table-cell>
              <table:table-cell office:value-type="float" office:value="0.778413">
                <text:p>0.778413</text:p>
              </table:table-cell>
              <table:table-cell office:value-type="float" office:value="0.83873">
                <text:p>0.83873</text:p>
              </table:table-cell>
              <table:table-cell office:value-type="float" office:value="0.886984">
                <text:p>0.886984</text:p>
              </table:table-cell>
              <table:table-cell office:value-type="float" office:value="0.903492">
                <text:p>0.903492</text:p>
              </table:table-cell>
              <table:table-cell office:value-type="float" office:value="0.913016">
                <text:p>0.913016</text:p>
              </table:table-cell>
              <table:table-cell office:value-type="float" office:value="0.930159">
                <text:p>0.93015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848889">
                <text:p>0.84888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15873">
                <text:p>0.615873</text:p>
              </table:table-cell>
              <table:table-cell office:value-type="float" office:value="0.702222">
                <text:p>0.702222</text:p>
              </table:table-cell>
              <table:table-cell office:value-type="float" office:value="0.75746">
                <text:p>0.75746</text:p>
              </table:table-cell>
              <table:table-cell office:value-type="float" office:value="0.823492">
                <text:p>0.823492</text:p>
              </table:table-cell>
              <table:table-cell office:value-type="float" office:value="0.873651">
                <text:p>0.873651</text:p>
              </table:table-cell>
              <table:table-cell office:value-type="float" office:value="0.899048">
                <text:p>0.899048</text:p>
              </table:table-cell>
              <table:table-cell office:value-type="float" office:value="0.91746">
                <text:p>0.91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841333">
                <text:p>0.8413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3968">
                <text:p>0.613968</text:p>
              </table:table-cell>
              <table:table-cell office:value-type="float" office:value="0.704762">
                <text:p>0.704762</text:p>
              </table:table-cell>
              <table:table-cell office:value-type="float" office:value="0.806349">
                <text:p>0.806349</text:p>
              </table:table-cell>
              <table:table-cell office:value-type="float" office:value="0.859683">
                <text:p>0.859683</text:p>
              </table:table-cell>
              <table:table-cell office:value-type="float" office:value="0.890794">
                <text:p>0.890794</text:p>
              </table:table-cell>
              <table:table-cell office:value-type="float" office:value="0.904127">
                <text:p>0.904127</text:p>
              </table:table-cell>
              <table:table-cell office:value-type="float" office:value="0.919365">
                <text:p>0.919365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852571">
                <text:p>0.8525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9619">
                <text:p>0.59619</text:p>
              </table:table-cell>
              <table:table-cell office:value-type="float" office:value="0.723175">
                <text:p>0.723175</text:p>
              </table:table-cell>
              <table:table-cell office:value-type="float" office:value="0.817143">
                <text:p>0.817143</text:p>
              </table:table-cell>
              <table:table-cell office:value-type="float" office:value="0.871111">
                <text:p>0.871111</text:p>
              </table:table-cell>
              <table:table-cell office:value-type="float" office:value="0.891429">
                <text:p>0.891429</text:p>
              </table:table-cell>
              <table:table-cell office:value-type="float" office:value="0.908571">
                <text:p>0.908571</text:p>
              </table:table-cell>
              <table:table-cell office:value-type="float" office:value="0.921905">
                <text:p>0.921905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856127">
                <text:p>0.85612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8254">
                <text:p>0.68254</text:p>
              </table:table-cell>
              <table:table-cell office:value-type="float" office:value="0.766984">
                <text:p>0.766984</text:p>
              </table:table-cell>
              <table:table-cell office:value-type="float" office:value="0.83746">
                <text:p>0.83746</text:p>
              </table:table-cell>
              <table:table-cell office:value-type="float" office:value="0.881905">
                <text:p>0.881905</text:p>
              </table:table-cell>
              <table:table-cell office:value-type="float" office:value="0.899683">
                <text:p>0.899683</text:p>
              </table:table-cell>
              <table:table-cell office:value-type="float" office:value="0.913016">
                <text:p>0.913016</text:p>
              </table:table-cell>
              <table:table-cell office:value-type="float" office:value="0.923175">
                <text:p>0.923175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3905">
                <text:p>0.87390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8571">
                <text:p>0.668571</text:p>
              </table:table-cell>
              <table:table-cell office:value-type="float" office:value="0.787937">
                <text:p>0.787937</text:p>
              </table:table-cell>
              <table:table-cell office:value-type="float" office:value="0.846984">
                <text:p>0.846984</text:p>
              </table:table-cell>
              <table:table-cell office:value-type="float" office:value="0.885079">
                <text:p>0.885079</text:p>
              </table:table-cell>
              <table:table-cell office:value-type="float" office:value="0.904762">
                <text:p>0.904762</text:p>
              </table:table-cell>
              <table:table-cell office:value-type="float" office:value="0.91746">
                <text:p>0.91746</text:p>
              </table:table-cell>
              <table:table-cell office:value-type="float" office:value="0.930159">
                <text:p>0.93015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8095">
                <text:p>0.8780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74921">
                <text:p>0.674921</text:p>
              </table:table-cell>
              <table:table-cell office:value-type="float" office:value="0.803175">
                <text:p>0.803175</text:p>
              </table:table-cell>
              <table:table-cell office:value-type="float" office:value="0.843175">
                <text:p>0.843175</text:p>
              </table:table-cell>
              <table:table-cell office:value-type="float" office:value="0.880635">
                <text:p>0.880635</text:p>
              </table:table-cell>
              <table:table-cell office:value-type="float" office:value="0.907937">
                <text:p>0.907937</text:p>
              </table:table-cell>
              <table:table-cell office:value-type="float" office:value="0.92127">
                <text:p>0.92127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1016">
                <text:p>0.8810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64127">
                <text:p>0.664127</text:p>
              </table:table-cell>
              <table:table-cell office:value-type="float" office:value="0.778413">
                <text:p>0.778413</text:p>
              </table:table-cell>
              <table:table-cell office:value-type="float" office:value="0.843175">
                <text:p>0.843175</text:p>
              </table:table-cell>
              <table:table-cell office:value-type="float" office:value="0.884444">
                <text:p>0.884444</text:p>
              </table:table-cell>
              <table:table-cell office:value-type="float" office:value="0.909841">
                <text:p>0.909841</text:p>
              </table:table-cell>
              <table:table-cell office:value-type="float" office:value="0.919365">
                <text:p>0.919365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7587">
                <text:p>0.8775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66032">
                <text:p>0.666032</text:p>
              </table:table-cell>
              <table:table-cell office:value-type="float" office:value="0.777143">
                <text:p>0.777143</text:p>
              </table:table-cell>
              <table:table-cell office:value-type="float" office:value="0.83619">
                <text:p>0.83619</text:p>
              </table:table-cell>
              <table:table-cell office:value-type="float" office:value="0.886349">
                <text:p>0.886349</text:p>
              </table:table-cell>
              <table:table-cell office:value-type="float" office:value="0.911746">
                <text:p>0.911746</text:p>
              </table:table-cell>
              <table:table-cell office:value-type="float" office:value="0.921905">
                <text:p>0.92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7079">
                <text:p>0.87707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76825">
                <text:p>0.676825</text:p>
              </table:table-cell>
              <table:table-cell office:value-type="float" office:value="0.783492">
                <text:p>0.783492</text:p>
              </table:table-cell>
              <table:table-cell office:value-type="float" office:value="0.853333">
                <text:p>0.853333</text:p>
              </table:table-cell>
              <table:table-cell office:value-type="float" office:value="0.902857">
                <text:p>0.902857</text:p>
              </table:table-cell>
              <table:table-cell office:value-type="float" office:value="0.920635">
                <text:p>0.920635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5143">
                <text:p>0.88514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36825">
                <text:p>0.636825</text:p>
              </table:table-cell>
              <table:table-cell office:value-type="float" office:value="0.766349">
                <text:p>0.766349</text:p>
              </table:table-cell>
              <table:table-cell office:value-type="float" office:value="0.850159">
                <text:p>0.850159</text:p>
              </table:table-cell>
              <table:table-cell office:value-type="float" office:value="0.898413">
                <text:p>0.898413</text:p>
              </table:table-cell>
              <table:table-cell office:value-type="float" office:value="0.919365">
                <text:p>0.919365</text:p>
              </table:table-cell>
              <table:table-cell office:value-type="float" office:value="0.932063">
                <text:p>0.93206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8603">
                <text:p>0.8786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93968">
                <text:p>0.693968</text:p>
              </table:table-cell>
              <table:table-cell office:value-type="float" office:value="0.807619">
                <text:p>0.807619</text:p>
              </table:table-cell>
              <table:table-cell office:value-type="float" office:value="0.872381">
                <text:p>0.872381</text:p>
              </table:table-cell>
              <table:table-cell office:value-type="float" office:value="0.902857">
                <text:p>0.902857</text:p>
              </table:table-cell>
              <table:table-cell office:value-type="float" office:value="0.916825">
                <text:p>0.916825</text:p>
              </table:table-cell>
              <table:table-cell office:value-type="float" office:value="0.92381">
                <text:p>0.92381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9587">
                <text:p>0.8895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76825">
                <text:p>0.676825</text:p>
              </table:table-cell>
              <table:table-cell office:value-type="float" office:value="0.79619">
                <text:p>0.79619</text:p>
              </table:table-cell>
              <table:table-cell office:value-type="float" office:value="0.864127">
                <text:p>0.864127</text:p>
              </table:table-cell>
              <table:table-cell office:value-type="float" office:value="0.899048">
                <text:p>0.899048</text:p>
              </table:table-cell>
              <table:table-cell office:value-type="float" office:value="0.912381">
                <text:p>0.912381</text:p>
              </table:table-cell>
              <table:table-cell office:value-type="float" office:value="0.92254">
                <text:p>0.92254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884825">
                <text:p>0.8848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70476">
                <text:p>0.670476</text:p>
              </table:table-cell>
              <table:table-cell office:value-type="float" office:value="0.779048">
                <text:p>0.779048</text:p>
              </table:table-cell>
              <table:table-cell office:value-type="float" office:value="0.843175">
                <text:p>0.843175</text:p>
              </table:table-cell>
              <table:table-cell office:value-type="float" office:value="0.888889">
                <text:p>0.888889</text:p>
              </table:table-cell>
              <table:table-cell office:value-type="float" office:value="0.908571">
                <text:p>0.908571</text:p>
              </table:table-cell>
              <table:table-cell office:value-type="float" office:value="0.91746">
                <text:p>0.91746</text:p>
              </table:table-cell>
              <table:table-cell office:value-type="float" office:value="0.926349">
                <text:p>0.926349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7079">
                <text:p>0.87707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90159">
                <text:p>0.690159</text:p>
              </table:table-cell>
              <table:table-cell office:value-type="float" office:value="0.789206">
                <text:p>0.789206</text:p>
              </table:table-cell>
              <table:table-cell office:value-type="float" office:value="0.835556">
                <text:p>0.835556</text:p>
              </table:table-cell>
              <table:table-cell office:value-type="float" office:value="0.87746">
                <text:p>0.87746</text:p>
              </table:table-cell>
              <table:table-cell office:value-type="float" office:value="0.904762">
                <text:p>0.904762</text:p>
              </table:table-cell>
              <table:table-cell office:value-type="float" office:value="0.916825">
                <text:p>0.916825</text:p>
              </table:table-cell>
              <table:table-cell office:value-type="float" office:value="0.929524">
                <text:p>0.92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8222">
                <text:p>0.87822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1746">
                <text:p>0.71746</text:p>
              </table:table-cell>
              <table:table-cell office:value-type="float" office:value="0.80381">
                <text:p>0.80381</text:p>
              </table:table-cell>
              <table:table-cell office:value-type="float" office:value="0.853333">
                <text:p>0.853333</text:p>
              </table:table-cell>
              <table:table-cell office:value-type="float" office:value="0.884444">
                <text:p>0.884444</text:p>
              </table:table-cell>
              <table:table-cell office:value-type="float" office:value="0.906032">
                <text:p>0.906032</text:p>
              </table:table-cell>
              <table:table-cell office:value-type="float" office:value="0.918095">
                <text:p>0.918095</text:p>
              </table:table-cell>
              <table:table-cell office:value-type="float" office:value="0.925714">
                <text:p>0.925714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884317">
                <text:p>0.8843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08571">
                <text:p>0.708571</text:p>
              </table:table-cell>
              <table:table-cell office:value-type="float" office:value="0.824127">
                <text:p>0.824127</text:p>
              </table:table-cell>
              <table:table-cell office:value-type="float" office:value="0.88127">
                <text:p>0.88127</text:p>
              </table:table-cell>
              <table:table-cell office:value-type="float" office:value="0.900952">
                <text:p>0.90095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27">
                <text:p>0.92127</text:p>
              </table:table-cell>
              <table:table-cell office:value-type="float" office:value="0.926349">
                <text:p>0.926349</text:p>
              </table:table-cell>
              <table:table-cell office:value-type="float" office:value="0.939683">
                <text:p>0.939683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1683">
                <text:p>0.8916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50476">
                <text:p>0.750476</text:p>
              </table:table-cell>
              <table:table-cell office:value-type="float" office:value="0.866032">
                <text:p>0.866032</text:p>
              </table:table-cell>
              <table:table-cell office:value-type="float" office:value="0.897778">
                <text:p>0.897778</text:p>
              </table:table-cell>
              <table:table-cell office:value-type="float" office:value="0.913016">
                <text:p>0.913016</text:p>
              </table:table-cell>
              <table:table-cell office:value-type="float" office:value="0.915556">
                <text:p>0.915556</text:p>
              </table:table-cell>
              <table:table-cell office:value-type="float" office:value="0.925079">
                <text:p>0.925079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5333">
                <text:p>0.90533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11746">
                <text:p>0.711746</text:p>
              </table:table-cell>
              <table:table-cell office:value-type="float" office:value="0.83873">
                <text:p>0.83873</text:p>
              </table:table-cell>
              <table:table-cell office:value-type="float" office:value="0.88381">
                <text:p>0.88381</text:p>
              </table:table-cell>
              <table:table-cell office:value-type="float" office:value="0.907937">
                <text:p>0.90793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54">
                <text:p>0.92254</text:p>
              </table:table-cell>
              <table:table-cell office:value-type="float" office:value="0.931429">
                <text:p>0.931429</text:p>
              </table:table-cell>
              <table:table-cell office:value-type="float" office:value="0.940317">
                <text:p>0.94031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5111">
                <text:p>0.89511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51746">
                <text:p>0.751746</text:p>
              </table:table-cell>
              <table:table-cell office:value-type="float" office:value="0.856508">
                <text:p>0.856508</text:p>
              </table:table-cell>
              <table:table-cell office:value-type="float" office:value="0.895238">
                <text:p>0.895238</text:p>
              </table:table-cell>
              <table:table-cell office:value-type="float" office:value="0.913651">
                <text:p>0.91365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175">
                <text:p>0.923175</text:p>
              </table:table-cell>
              <table:table-cell office:value-type="float" office:value="0.932698">
                <text:p>0.932698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3683">
                <text:p>0.90368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13651">
                <text:p>0.713651</text:p>
              </table:table-cell>
              <table:table-cell office:value-type="float" office:value="0.817778">
                <text:p>0.817778</text:p>
              </table:table-cell>
              <table:table-cell office:value-type="float" office:value="0.885079">
                <text:p>0.885079</text:p>
              </table:table-cell>
              <table:table-cell office:value-type="float" office:value="0.909841">
                <text:p>0.90984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175">
                <text:p>0.923175</text:p>
              </table:table-cell>
              <table:table-cell office:value-type="float" office:value="0.935238">
                <text:p>0.935238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5302">
                <text:p>0.8953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73651">
                <text:p>0.673651</text:p>
              </table:table-cell>
              <table:table-cell office:value-type="float" office:value="0.833016">
                <text:p>0.833016</text:p>
              </table:table-cell>
              <table:table-cell office:value-type="float" office:value="0.88254">
                <text:p>0.88254</text:p>
              </table:table-cell>
              <table:table-cell office:value-type="float" office:value="0.907302">
                <text:p>0.90730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1905">
                <text:p>0.921905</text:p>
              </table:table-cell>
              <table:table-cell office:value-type="float" office:value="0.926349">
                <text:p>0.926349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0794">
                <text:p>0.89079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2381">
                <text:p>0.72381</text:p>
              </table:table-cell>
              <table:table-cell office:value-type="float" office:value="0.855238">
                <text:p>0.855238</text:p>
              </table:table-cell>
              <table:table-cell office:value-type="float" office:value="0.900952">
                <text:p>0.900952</text:p>
              </table:table-cell>
              <table:table-cell office:value-type="float" office:value="0.914286">
                <text:p>0.914286</text:p>
              </table:table-cell>
              <table:table-cell office:value-type="float" office:value="0.91619">
                <text:p>0.91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1079">
                <text:p>0.901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37143">
                <text:p>0.737143</text:p>
              </table:table-cell>
              <table:table-cell office:value-type="float" office:value="0.841905">
                <text:p>0.841905</text:p>
              </table:table-cell>
              <table:table-cell office:value-type="float" office:value="0.894603">
                <text:p>0.894603</text:p>
              </table:table-cell>
              <table:table-cell office:value-type="float" office:value="0.913016">
                <text:p>0.913016</text:p>
              </table:table-cell>
              <table:table-cell office:value-type="float" office:value="0.919365">
                <text:p>0.919365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0508">
                <text:p>0.9005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53016">
                <text:p>0.753016</text:p>
              </table:table-cell>
              <table:table-cell office:value-type="float" office:value="0.859048">
                <text:p>0.859048</text:p>
              </table:table-cell>
              <table:table-cell office:value-type="float" office:value="0.902222">
                <text:p>0.90222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40952">
                <text:p>0.940952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4698">
                <text:p>0.9046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58095">
                <text:p>0.758095</text:p>
              </table:table-cell>
              <table:table-cell office:value-type="float" office:value="0.854603">
                <text:p>0.854603</text:p>
              </table:table-cell>
              <table:table-cell office:value-type="float" office:value="0.904762">
                <text:p>0.904762</text:p>
              </table:table-cell>
              <table:table-cell office:value-type="float" office:value="0.919365">
                <text:p>0.919365</text:p>
              </table:table-cell>
              <table:table-cell office:value-type="float" office:value="0.92381">
                <text:p>0.92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7429">
                <text:p>0.9074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77778">
                <text:p>0.777778</text:p>
              </table:table-cell>
              <table:table-cell office:value-type="float" office:value="0.83619">
                <text:p>0.83619</text:p>
              </table:table-cell>
              <table:table-cell office:value-type="float" office:value="0.900317">
                <text:p>0.900317</text:p>
              </table:table-cell>
              <table:table-cell office:value-type="float" office:value="0.919365">
                <text:p>0.919365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8444">
                <text:p>0.90844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746">
                <text:p>0.79746</text:p>
              </table:table-cell>
              <table:table-cell office:value-type="float" office:value="0.888889">
                <text:p>0.888889</text:p>
              </table:table-cell>
              <table:table-cell office:value-type="float" office:value="0.911746">
                <text:p>0.911746</text:p>
              </table:table-cell>
              <table:table-cell office:value-type="float" office:value="0.92381">
                <text:p>0.92381</text:p>
              </table:table-cell>
              <table:table-cell office:value-type="float" office:value="0.924444">
                <text:p>0.924444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095">
                <text:p>0.91809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91746">
                <text:p>0.791746</text:p>
              </table:table-cell>
              <table:table-cell office:value-type="float" office:value="0.895873">
                <text:p>0.895873</text:p>
              </table:table-cell>
              <table:table-cell office:value-type="float" office:value="0.914286">
                <text:p>0.91428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8413">
                <text:p>0.938413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857">
                <text:p>0.91885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49206">
                <text:p>0.749206</text:p>
              </table:table-cell>
              <table:table-cell office:value-type="float" office:value="0.876825">
                <text:p>0.876825</text:p>
              </table:table-cell>
              <table:table-cell office:value-type="float" office:value="0.908571">
                <text:p>0.908571</text:p>
              </table:table-cell>
              <table:table-cell office:value-type="float" office:value="0.918095">
                <text:p>0.91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0222">
                <text:p>0.91022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89524">
                <text:p>0.689524</text:p>
              </table:table-cell>
              <table:table-cell office:value-type="float" office:value="0.850794">
                <text:p>0.850794</text:p>
              </table:table-cell>
              <table:table-cell office:value-type="float" office:value="0.902222">
                <text:p>0.902222</text:p>
              </table:table-cell>
              <table:table-cell office:value-type="float" office:value="0.91746">
                <text:p>0.91746</text:p>
              </table:table-cell>
              <table:table-cell office:value-type="float" office:value="0.92381">
                <text:p>0.92381</text:p>
              </table:table-cell>
              <table:table-cell office:value-type="float" office:value="0.928254">
                <text:p>0.928254</text:p>
              </table:table-cell>
              <table:table-cell office:value-type="float" office:value="0.939683">
                <text:p>0.939683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0254">
                <text:p>0.90025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46349">
                <text:p>0.646349</text:p>
              </table:table-cell>
              <table:table-cell office:value-type="float" office:value="0.850159">
                <text:p>0.850159</text:p>
              </table:table-cell>
              <table:table-cell office:value-type="float" office:value="0.900317">
                <text:p>0.900317</text:p>
              </table:table-cell>
              <table:table-cell office:value-type="float" office:value="0.911111">
                <text:p>0.91111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3587">
                <text:p>0.8935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60317">
                <text:p>0.660317</text:p>
              </table:table-cell>
              <table:table-cell office:value-type="float" office:value="0.854603">
                <text:p>0.854603</text:p>
              </table:table-cell>
              <table:table-cell office:value-type="float" office:value="0.900952">
                <text:p>0.900952</text:p>
              </table:table-cell>
              <table:table-cell office:value-type="float" office:value="0.913016">
                <text:p>0.91301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5175">
                <text:p>0.8951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7619">
                <text:p>0.67619</text:p>
              </table:table-cell>
              <table:table-cell office:value-type="float" office:value="0.891429">
                <text:p>0.891429</text:p>
              </table:table-cell>
              <table:table-cell office:value-type="float" office:value="0.909206">
                <text:p>0.909206</text:p>
              </table:table-cell>
              <table:table-cell office:value-type="float" office:value="0.92127">
                <text:p>0.9212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39048">
                <text:p>0.939048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1079">
                <text:p>0.9010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88571">
                <text:p>0.788571</text:p>
              </table:table-cell>
              <table:table-cell office:value-type="float" office:value="0.897778">
                <text:p>0.897778</text:p>
              </table:table-cell>
              <table:table-cell office:value-type="float" office:value="0.910476">
                <text:p>0.91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444">
                <text:p>0.9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4349">
                <text:p>0.91434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85714">
                <text:p>0.685714</text:p>
              </table:table-cell>
              <table:table-cell office:value-type="float" office:value="0.888254">
                <text:p>0.888254</text:p>
              </table:table-cell>
              <table:table-cell office:value-type="float" office:value="0.905397">
                <text:p>0.905397</text:p>
              </table:table-cell>
              <table:table-cell office:value-type="float" office:value="0.91746">
                <text:p>0.91746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063">
                <text:p>0.93206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1778">
                <text:p>0.90177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28254">
                <text:p>0.728254</text:p>
              </table:table-cell>
              <table:table-cell office:value-type="float" office:value="0.88381">
                <text:p>0.88381</text:p>
              </table:table-cell>
              <table:table-cell office:value-type="float" office:value="0.904762">
                <text:p>0.904762</text:p>
              </table:table-cell>
              <table:table-cell office:value-type="float" office:value="0.920635">
                <text:p>0.92063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698">
                <text:p>0.932698</text:p>
              </table:table-cell>
              <table:table-cell office:value-type="float" office:value="0.941587">
                <text:p>0.94158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5968">
                <text:p>0.90596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94286">
                <text:p>0.794286</text:p>
              </table:table-cell>
              <table:table-cell office:value-type="float" office:value="0.886349">
                <text:p>0.886349</text:p>
              </table:table-cell>
              <table:table-cell office:value-type="float" office:value="0.902857">
                <text:p>0.902857</text:p>
              </table:table-cell>
              <table:table-cell office:value-type="float" office:value="0.920635">
                <text:p>0.920635</text:p>
              </table:table-cell>
              <table:table-cell office:value-type="float" office:value="0.92381">
                <text:p>0.92381</text:p>
              </table:table-cell>
              <table:table-cell office:value-type="float" office:value="0.924444">
                <text:p>0.9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2698">
                <text:p>0.9126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5746">
                <text:p>0.75746</text:p>
              </table:table-cell>
              <table:table-cell office:value-type="float" office:value="0.887619">
                <text:p>0.887619</text:p>
              </table:table-cell>
              <table:table-cell office:value-type="float" office:value="0.903492">
                <text:p>0.903492</text:p>
              </table:table-cell>
              <table:table-cell office:value-type="float" office:value="0.920635">
                <text:p>0.920635</text:p>
              </table:table-cell>
              <table:table-cell office:value-type="float" office:value="0.92381">
                <text:p>0.92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0032">
                <text:p>0.9100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4">
                <text:p>0.84</text:p>
              </table:table-cell>
              <table:table-cell office:value-type="float" office:value="0.895238">
                <text:p>0.895238</text:p>
              </table:table-cell>
              <table:table-cell office:value-type="float" office:value="0.909841">
                <text:p>0.909841</text:p>
              </table:table-cell>
              <table:table-cell office:value-type="float" office:value="0.92">
                <text:p>0.92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381">
                <text:p>0.92038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06349">
                <text:p>0.806349</text:p>
              </table:table-cell>
              <table:table-cell office:value-type="float" office:value="0.889524">
                <text:p>0.889524</text:p>
              </table:table-cell>
              <table:table-cell office:value-type="float" office:value="0.904762">
                <text:p>0.904762</text:p>
              </table:table-cell>
              <table:table-cell office:value-type="float" office:value="0.91619">
                <text:p>0.91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841">
                <text:p>0.94984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302">
                <text:p>0.9153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838095">
                <text:p>0.838095</text:p>
              </table:table-cell>
              <table:table-cell office:value-type="float" office:value="0.898413">
                <text:p>0.898413</text:p>
              </table:table-cell>
              <table:table-cell office:value-type="float" office:value="0.913016">
                <text:p>0.913016</text:p>
              </table:table-cell>
              <table:table-cell office:value-type="float" office:value="0.91873">
                <text:p>0.91873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127">
                <text:p>0.92012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75873">
                <text:p>0.775873</text:p>
              </table:table-cell>
              <table:table-cell office:value-type="float" office:value="0.890794">
                <text:p>0.890794</text:p>
              </table:table-cell>
              <table:table-cell office:value-type="float" office:value="0.909841">
                <text:p>0.909841</text:p>
              </table:table-cell>
              <table:table-cell office:value-type="float" office:value="0.916825">
                <text:p>0.916825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2698">
                <text:p>0.91269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69524">
                <text:p>0.769524</text:p>
              </table:table-cell>
              <table:table-cell office:value-type="float" office:value="0.885714">
                <text:p>0.885714</text:p>
              </table:table-cell>
              <table:table-cell office:value-type="float" office:value="0.906667">
                <text:p>0.906667</text:p>
              </table:table-cell>
              <table:table-cell office:value-type="float" office:value="0.914921">
                <text:p>0.914921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1746">
                <text:p>0.91174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50794">
                <text:p>0.650794</text:p>
              </table:table-cell>
              <table:table-cell office:value-type="float" office:value="0.884444">
                <text:p>0.884444</text:p>
              </table:table-cell>
              <table:table-cell office:value-type="float" office:value="0.908571">
                <text:p>0.908571</text:p>
              </table:table-cell>
              <table:table-cell office:value-type="float" office:value="0.915556">
                <text:p>0.915556</text:p>
              </table:table-cell>
              <table:table-cell office:value-type="float" office:value="0.92381">
                <text:p>0.92381</text:p>
              </table:table-cell>
              <table:table-cell office:value-type="float" office:value="0.928254">
                <text:p>0.92825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9746">
                <text:p>0.89974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69841">
                <text:p>0.669841</text:p>
              </table:table-cell>
              <table:table-cell office:value-type="float" office:value="0.87746">
                <text:p>0.87746</text:p>
              </table:table-cell>
              <table:table-cell office:value-type="float" office:value="0.902857">
                <text:p>0.902857</text:p>
              </table:table-cell>
              <table:table-cell office:value-type="float" office:value="0.91873">
                <text:p>0.91873</text:p>
              </table:table-cell>
              <table:table-cell office:value-type="float" office:value="0.92381">
                <text:p>0.92381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032">
                <text:p>0.90203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26984">
                <text:p>0.726984</text:p>
              </table:table-cell>
              <table:table-cell office:value-type="float" office:value="0.887619">
                <text:p>0.887619</text:p>
              </table:table-cell>
              <table:table-cell office:value-type="float" office:value="0.914921">
                <text:p>0.914921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219">
                <text:p>0.9121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75238">
                <text:p>0.775238</text:p>
              </table:table-cell>
              <table:table-cell office:value-type="float" office:value="0.883175">
                <text:p>0.883175</text:p>
              </table:table-cell>
              <table:table-cell office:value-type="float" office:value="0.914921">
                <text:p>0.914921</text:p>
              </table:table-cell>
              <table:table-cell office:value-type="float" office:value="0.925714">
                <text:p>0.925714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222">
                <text:p>0.91822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15873">
                <text:p>0.815873</text:p>
              </table:table-cell>
              <table:table-cell office:value-type="float" office:value="0.892698">
                <text:p>0.892698</text:p>
              </table:table-cell>
              <table:table-cell office:value-type="float" office:value="0.92">
                <text:p>0.92</text:p>
              </table:table-cell>
              <table:table-cell office:value-type="float" office:value="0.928889">
                <text:p>0.928889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317">
                <text:p>0.92431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6254">
                <text:p>0.76254</text:p>
              </table:table-cell>
              <table:table-cell office:value-type="float" office:value="0.890159">
                <text:p>0.890159</text:p>
              </table:table-cell>
              <table:table-cell office:value-type="float" office:value="0.919365">
                <text:p>0.919365</text:p>
              </table:table-cell>
              <table:table-cell office:value-type="float" office:value="0.92381">
                <text:p>0.92381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778">
                <text:p>0.91777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52698">
                <text:p>0.852698</text:p>
              </table:table-cell>
              <table:table-cell office:value-type="float" office:value="0.897143">
                <text:p>0.897143</text:p>
              </table:table-cell>
              <table:table-cell office:value-type="float" office:value="0.920635">
                <text:p>0.920635</text:p>
              </table:table-cell>
              <table:table-cell office:value-type="float" office:value="0.928889">
                <text:p>0.928889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952">
                <text:p>0.92895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26667">
                <text:p>0.826667</text:p>
              </table:table-cell>
              <table:table-cell office:value-type="float" office:value="0.886349">
                <text:p>0.886349</text:p>
              </table:table-cell>
              <table:table-cell office:value-type="float" office:value="0.919365">
                <text:p>0.919365</text:p>
              </table:table-cell>
              <table:table-cell office:value-type="float" office:value="0.929524">
                <text:p>0.929524</text:p>
              </table:table-cell>
              <table:table-cell office:value-type="float" office:value="0.939683">
                <text:p>0.939683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587">
                <text:p>0.9255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34286">
                <text:p>0.834286</text:p>
              </table:table-cell>
              <table:table-cell office:value-type="float" office:value="0.885714">
                <text:p>0.885714</text:p>
              </table:table-cell>
              <table:table-cell office:value-type="float" office:value="0.911746">
                <text:p>0.911746</text:p>
              </table:table-cell>
              <table:table-cell office:value-type="float" office:value="0.926984">
                <text:p>0.926984</text:p>
              </table:table-cell>
              <table:table-cell office:value-type="float" office:value="0.937143">
                <text:p>0.937143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889">
                <text:p>0.9248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7302">
                <text:p>0.787302</text:p>
              </table:table-cell>
              <table:table-cell office:value-type="float" office:value="0.88381">
                <text:p>0.88381</text:p>
              </table:table-cell>
              <table:table-cell office:value-type="float" office:value="0.902857">
                <text:p>0.902857</text:p>
              </table:table-cell>
              <table:table-cell office:value-type="float" office:value="0.930159">
                <text:p>0.93015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381">
                <text:p>0.92038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6381">
                <text:p>0.76381</text:p>
              </table:table-cell>
              <table:table-cell office:value-type="float" office:value="0.88381">
                <text:p>0.88381</text:p>
              </table:table-cell>
              <table:table-cell office:value-type="float" office:value="0.907302">
                <text:p>0.907302</text:p>
              </table:table-cell>
              <table:table-cell office:value-type="float" office:value="0.92127">
                <text:p>0.92127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381">
                <text:p>0.91638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37778">
                <text:p>0.737778</text:p>
              </table:table-cell>
              <table:table-cell office:value-type="float" office:value="0.88127">
                <text:p>0.88127</text:p>
              </table:table-cell>
              <table:table-cell office:value-type="float" office:value="0.908571">
                <text:p>0.908571</text:p>
              </table:table-cell>
              <table:table-cell office:value-type="float" office:value="0.925079">
                <text:p>0.925079</text:p>
              </table:table-cell>
              <table:table-cell office:value-type="float" office:value="0.940952">
                <text:p>0.940952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4984">
                <text:p>0.9149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0381">
                <text:p>0.80381</text:p>
              </table:table-cell>
              <table:table-cell office:value-type="float" office:value="0.892063">
                <text:p>0.892063</text:p>
              </table:table-cell>
              <table:table-cell office:value-type="float" office:value="0.91619">
                <text:p>0.91619</text:p>
              </table:table-cell>
              <table:table-cell office:value-type="float" office:value="0.932063">
                <text:p>0.93206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444">
                <text:p>0.92444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6127">
                <text:p>0.76127</text:p>
              </table:table-cell>
              <table:table-cell office:value-type="float" office:value="0.913016">
                <text:p>0.913016</text:p>
              </table:table-cell>
              <table:table-cell office:value-type="float" office:value="0.924444">
                <text:p>0.924444</text:p>
              </table:table-cell>
              <table:table-cell office:value-type="float" office:value="0.940952">
                <text:p>0.940952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889">
                <text:p>0.9248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39365">
                <text:p>0.839365</text:p>
              </table:table-cell>
              <table:table-cell office:value-type="float" office:value="0.909206">
                <text:p>0.909206</text:p>
              </table:table-cell>
              <table:table-cell office:value-type="float" office:value="0.91746">
                <text:p>0.91746</text:p>
              </table:table-cell>
              <table:table-cell office:value-type="float" office:value="0.930794">
                <text:p>0.930794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349">
                <text:p>0.93034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43492">
                <text:p>0.743492</text:p>
              </table:table-cell>
              <table:table-cell office:value-type="float" office:value="0.896508">
                <text:p>0.896508</text:p>
              </table:table-cell>
              <table:table-cell office:value-type="float" office:value="0.915556">
                <text:p>0.915556</text:p>
              </table:table-cell>
              <table:table-cell office:value-type="float" office:value="0.936508">
                <text:p>0.936508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937">
                <text:p>0.91993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92381">
                <text:p>0.792381</text:p>
              </table:table-cell>
              <table:table-cell office:value-type="float" office:value="0.898413">
                <text:p>0.898413</text:p>
              </table:table-cell>
              <table:table-cell office:value-type="float" office:value="0.923175">
                <text:p>0.92317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984">
                <text:p>0.9269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13333">
                <text:p>0.813333</text:p>
              </table:table-cell>
              <table:table-cell office:value-type="float" office:value="0.910476">
                <text:p>0.910476</text:p>
              </table:table-cell>
              <table:table-cell office:value-type="float" office:value="0.937143">
                <text:p>0.937143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444">
                <text:p>0.93244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33651">
                <text:p>0.833651</text:p>
              </table:table-cell>
              <table:table-cell office:value-type="float" office:value="0.907937">
                <text:p>0.907937</text:p>
              </table:table-cell>
              <table:table-cell office:value-type="float" office:value="0.942222">
                <text:p>0.942222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73">
                <text:p>0.9347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66667">
                <text:p>0.866667</text:p>
              </table:table-cell>
              <table:table-cell office:value-type="float" office:value="0.919365">
                <text:p>0.919365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81">
                <text:p>0.9398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23492">
                <text:p>0.823492</text:p>
              </table:table-cell>
              <table:table-cell office:value-type="float" office:value="0.913016">
                <text:p>0.913016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73">
                <text:p>0.9347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08889">
                <text:p>0.808889</text:p>
              </table:table-cell>
              <table:table-cell office:value-type="float" office:value="0.913016">
                <text:p>0.913016</text:p>
              </table:table-cell>
              <table:table-cell office:value-type="float" office:value="0.940317">
                <text:p>0.94031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889">
                <text:p>0.93288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66667">
                <text:p>0.866667</text:p>
              </table:table-cell>
              <table:table-cell office:value-type="float" office:value="0.913651">
                <text:p>0.913651</text:p>
              </table:table-cell>
              <table:table-cell office:value-type="float" office:value="0.934603">
                <text:p>0.93460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159">
                <text:p>0.93815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8127">
                <text:p>0.88127</text:p>
              </table:table-cell>
              <table:table-cell office:value-type="float" office:value="0.914286">
                <text:p>0.914286</text:p>
              </table:table-cell>
              <table:table-cell office:value-type="float" office:value="0.927619">
                <text:p>0.92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984">
                <text:p>0.9389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69841">
                <text:p>0.869841</text:p>
              </table:table-cell>
              <table:table-cell office:value-type="float" office:value="0.914286">
                <text:p>0.914286</text:p>
              </table:table-cell>
              <table:table-cell office:value-type="float" office:value="0.915556">
                <text:p>0.915556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19">
                <text:p>0.9361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85714">
                <text:p>0.8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">
                <text:p>0.92</text:p>
              </table:table-cell>
              <table:table-cell office:value-type="float" office:value="0.951111">
                <text:p>0.95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54">
                <text:p>0.9385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90159">
                <text:p>0.890159</text:p>
              </table:table-cell>
              <table:table-cell office:value-type="float" office:value="0.914286">
                <text:p>0.914286</text:p>
              </table:table-cell>
              <table:table-cell office:value-type="float" office:value="0.942222">
                <text:p>0.94222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333">
                <text:p>0.94133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98413">
                <text:p>0.898413</text:p>
              </table:table-cell>
              <table:table-cell office:value-type="float" office:value="0.914286">
                <text:p>0.914286</text:p>
              </table:table-cell>
              <table:table-cell office:value-type="float" office:value="0.942222">
                <text:p>0.94222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159">
                <text:p>0.94215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847619">
                <text:p>0.847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37778">
                <text:p>0.93777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635">
                <text:p>0.9366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96508">
                <text:p>0.896508</text:p>
              </table:table-cell>
              <table:table-cell office:value-type="float" office:value="0.929524">
                <text:p>0.929524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4063">
                <text:p>0.94406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78095">
                <text:p>0.878095</text:p>
              </table:table-cell>
              <table:table-cell office:value-type="float" office:value="0.940952">
                <text:p>0.940952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746">
                <text:p>0.94374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60317">
                <text:p>0.860317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286">
                <text:p>0.94228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99048">
                <text:p>0.899048</text:p>
              </table:table-cell>
              <table:table-cell office:value-type="float" office:value="0.941587">
                <text:p>0.94158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5651">
                <text:p>0.9456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86349">
                <text:p>0.886349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5079">
                <text:p>0.94507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59683">
                <text:p>0.859683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286">
                <text:p>0.94228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7873">
                <text:p>0.87873</text:p>
              </table:table-cell>
              <table:table-cell office:value-type="float" office:value="0.932698">
                <text:p>0.93269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048">
                <text:p>0.94304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63492">
                <text:p>0.863492</text:p>
              </table:table-cell>
              <table:table-cell office:value-type="float" office:value="0.926349">
                <text:p>0.92634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889">
                <text:p>0.94088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41905">
                <text:p>0.8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96508">
                <text:p>0.896508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6095">
                <text:p>0.9460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55238">
                <text:p>0.85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667">
                <text:p>0.94266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62857">
                <text:p>0.86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429">
                <text:p>0.94342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29841">
                <text:p>0.82984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127">
                <text:p>0.9401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52698">
                <text:p>0.852698</text:p>
              </table:table-cell>
              <table:table-cell office:value-type="float" office:value="0.951746">
                <text:p>0.95174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349">
                <text:p>0.94234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35238">
                <text:p>0.93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0667">
                <text:p>0.950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11111">
                <text:p>0.91111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8254">
                <text:p>0.94825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44444">
                <text:p>0.84444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587">
                <text:p>0.9415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57778">
                <text:p>0.85777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921">
                <text:p>0.94292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28254">
                <text:p>0.92825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9968">
                <text:p>0.94996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33968">
                <text:p>0.93396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054">
                <text:p>0.9505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04762">
                <text:p>0.90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619">
                <text:p>0.94761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09206">
                <text:p>0.90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8063">
                <text:p>0.94806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66667">
                <text:p>0.86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81">
                <text:p>0.9438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26349">
                <text:p>0.92634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9778">
                <text:p>0.94977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92063">
                <text:p>0.89206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6349">
                <text:p>0.9463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3968">
                <text:p>0.89396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654">
                <text:p>0.9465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90794">
                <text:p>0.89079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6222">
                <text:p>0.94622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92063">
                <text:p>0.892063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5587">
                <text:p>0.94558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95238">
                <text:p>0.895238</text:p>
              </table:table-cell>
              <table:table-cell office:value-type="float" office:value="0.921905">
                <text:p>0.92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619">
                <text:p>0.94361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913651">
                <text:p>0.913651</text:p>
              </table:table-cell>
              <table:table-cell office:value-type="float" office:value="0.939048">
                <text:p>0.93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175">
                <text:p>0.9471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54603">
                <text:p>0.854603</text:p>
              </table:table-cell>
              <table:table-cell office:value-type="float" office:value="0.941587">
                <text:p>0.94158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524">
                <text:p>0.94152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62222">
                <text:p>0.862222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603">
                <text:p>0.94260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03175">
                <text:p>0.803175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913651">
                <text:p>0.91365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8508">
                <text:p>0.94850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0857">
                <text:p>0.95085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26984">
                <text:p>0.92698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9841">
                <text:p>0.9498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937143">
                <text:p>0.93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0857">
                <text:p>0.95085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901587">
                <text:p>0.90158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302">
                <text:p>0.94730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04127">
                <text:p>0.90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556">
                <text:p>0.94755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864762">
                <text:p>0.86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619">
                <text:p>0.9436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04127">
                <text:p>0.90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556">
                <text:p>0.9475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84444">
                <text:p>0.88444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5587">
                <text:p>0.94558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45714">
                <text:p>0.8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714">
                <text:p>0.94171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88889">
                <text:p>0.88888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6032">
                <text:p>0.94603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32381">
                <text:p>0.83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50794">
                <text:p>0.85079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222">
                <text:p>0.94222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58413">
                <text:p>0.85841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984">
                <text:p>0.94298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73016">
                <text:p>0.87301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07937">
                <text:p>0.90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937">
                <text:p>0.94793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81905">
                <text:p>0.88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5333">
                <text:p>0.945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